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1.5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125"/>
    <style:style style:name="ce4" style:family="table-cell" style:parent-style-name="Default" style:data-style-name="N1"/>
    <style:style style:name="ce7" style:family="table-cell" style:parent-style-name="Default" style:data-style-name="N115"/>
    <style:style style:name="ce3" style:family="table-cell" style:parent-style-name="Default" style:data-style-name="N2"/>
    <style:style style:name="ce6" style:family="table-cell" style:parent-style-name="Default" style:data-style-name="N114"/>
    <style:style style:name="ce8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7"/>
        <table:table-column table:style-name="co1" table:number-columns-repeated="5" table:default-cell-style-name="ce3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f</text:p>
          </table:table-cell>
          <table:table-cell table:style-name="Default" office:value-type="string" calcext:value-type="string">
            <text:p>w</text:p>
          </table:table-cell>
          <table:table-cell office:value-type="string" calcext:value-type="string">
            <text:p>pre_vpp</text:p>
          </table:table-cell>
          <table:table-cell table:style-name="Default" office:value-type="string" calcext:value-type="string">
            <text:p>amp_vpp</text:p>
          </table:table-cell>
          <table:table-cell office:value-type="string" calcext:value-type="string">
            <text:p>pre_rms</text:p>
          </table:table-cell>
          <table:table-cell office:value-type="string" calcext:value-type="string">
            <text:p>amp_rms</text:p>
          </table:table-cell>
          <table:table-cell office:value-type="string" calcext:value-type="string">
            <text:p>dt_ns</text:p>
          </table:table-cell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deg</text:p>
          </table:table-cell>
          <table:table-cell table:style-name="Default" office:value-type="string" calcext:value-type="string">
            <text:p>k_vpp</text:p>
          </table:table-cell>
          <table:table-cell table:style-name="Default" office:value-type="string" calcext:value-type="string">
            <text:p>db_vpp</text:p>
          </table:table-cell>
          <table:table-cell table:style-name="Default" office:value-type="string" calcext:value-type="string">
            <text:p>k_rms</text:p>
          </table:table-cell>
          <table:table-cell table:style-name="Default" office:value-type="string" calcext:value-type="string">
            <text:p>db_rm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2*PI()*[.A2]" office:value-type="float" office:value="628.318530717959" calcext:value-type="float">
            <text:p>628,319</text:p>
          </table:table-cell>
          <table:table-cell office:value-type="float" office:value="971" calcext:value-type="float">
            <text:p>971</text:p>
          </table:table-cell>
          <table:table-cell office:value-type="float" office:value="3177" calcext:value-type="float">
            <text:p>3177</text:p>
          </table:table-cell>
          <table:table-cell office:value-type="float" office:value="349" calcext:value-type="float">
            <text:p>349</text:p>
          </table:table-cell>
          <table:table-cell office:value-type="float" office:value="1150" calcext:value-type="float">
            <text:p>1150</text:p>
          </table:table-cell>
          <table:table-cell office:value-type="float" office:value="320" calcext:value-type="float">
            <text:p>320</text:p>
          </table:table-cell>
          <table:table-cell table:formula="of:=-([.G2]*10^(-9))*[.A2]*2*PI()" office:value-type="float" office:value="-0.000201061929829747" calcext:value-type="float">
            <text:p>-0,0002</text:p>
          </table:table-cell>
          <table:table-cell table:formula="of:=-360*[.G2]/((1/[.A2])*10^9)" office:value-type="float" office:value="-0.01152" calcext:value-type="float">
            <text:p>-0,01</text:p>
          </table:table-cell>
          <table:table-cell table:formula="of:=[.D2]/[.C2]" office:value-type="float" office:value="3.27188465499485" calcext:value-type="float">
            <text:p>3,27</text:p>
          </table:table-cell>
          <table:table-cell table:formula="of:=20*LOG([.J2])" office:value-type="float" office:value="10.2959596983829" calcext:value-type="float">
            <text:p>10,30</text:p>
          </table:table-cell>
          <table:table-cell table:formula="of:=[.F2]/[.E2]" office:value-type="float" office:value="3.29512893982808" calcext:value-type="float">
            <text:p>3,30</text:p>
          </table:table-cell>
          <table:table-cell table:formula="of:=20*LOG([.L2])" office:value-type="float" office:value="10.3574482678886" calcext:value-type="float">
            <text:p>10,36</text:p>
          </table:table-cell>
          <table:table-cell/>
          <table:table-cell office:value-type="float" office:value="1" calcext:value-type="float">
            <text:p>1</text:p>
          </table:table-cell>
          <table:table-cell table:formula="of:=2*PI()*[.O2]" office:value-type="float" office:value="6.28318530717959" calcext:value-type="float">
            <text:p>6,28318530717959</text:p>
          </table:table-cell>
          <table:table-cell table:formula="of:=-ABS([.R2])" office:value-type="float" office:value="-0.0015651" calcext:value-type="float">
            <text:p>-0,0015651</text:p>
          </table:table-cell>
          <table:table-cell office:value-type="float" office:value="0.0015651" calcext:value-type="float">
            <text:p>0,0015651</text:p>
          </table:table-cell>
          <table:table-cell table:formula="of:=-([.Q2]/[.P2])*10^9" office:value-type="float" office:value="249093.401433125" calcext:value-type="float">
            <text:p>249093,4014331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2*PI()*[.A3]" office:value-type="float" office:value="1256.63706143592" calcext:value-type="float">
            <text:p>1256,637</text:p>
          </table:table-cell>
          <table:table-cell office:value-type="float" office:value="966" calcext:value-type="float">
            <text:p>966</text:p>
          </table:table-cell>
          <table:table-cell office:value-type="float" office:value="3146" calcext:value-type="float">
            <text:p>3146</text:p>
          </table:table-cell>
          <table:table-cell office:value-type="float" office:value="349" calcext:value-type="float">
            <text:p>349</text:p>
          </table:table-cell>
          <table:table-cell office:value-type="float" office:value="1150" calcext:value-type="float">
            <text:p>1150</text:p>
          </table:table-cell>
          <table:table-cell office:value-type="float" office:value="320" calcext:value-type="float">
            <text:p>320</text:p>
          </table:table-cell>
          <table:table-cell table:formula="of:=-([.G3]*10^(-9))*[.A3]*2*PI()" office:value-type="float" office:value="-0.000402123859659494" calcext:value-type="float">
            <text:p>-0,0004</text:p>
          </table:table-cell>
          <table:table-cell table:formula="of:=-360*[.G3]/((1/[.A3])*10^9)" office:value-type="float" office:value="-0.02304" calcext:value-type="float">
            <text:p>-0,02</text:p>
          </table:table-cell>
          <table:table-cell table:formula="of:=[.D3]/[.C3]" office:value-type="float" office:value="3.25672877846791" calcext:value-type="float">
            <text:p>3,26</text:p>
          </table:table-cell>
          <table:table-cell table:formula="of:=20*LOG([.J3])" office:value-type="float" office:value="10.2556318374355" calcext:value-type="float">
            <text:p>10,26</text:p>
          </table:table-cell>
          <table:table-cell table:formula="of:=[.F3]/[.E3]" office:value-type="float" office:value="3.29512893982808" calcext:value-type="float">
            <text:p>3,30</text:p>
          </table:table-cell>
          <table:table-cell table:formula="of:=20*LOG([.L3])" office:value-type="float" office:value="10.3574482678886" calcext:value-type="float">
            <text:p>10,36</text:p>
          </table:table-cell>
          <table:table-cell/>
          <table:table-cell office:value-type="float" office:value="5" calcext:value-type="float">
            <text:p>5</text:p>
          </table:table-cell>
          <table:table-cell table:formula="of:=2*PI()*[.O3]" office:value-type="float" office:value="31.4159265358979" calcext:value-type="float">
            <text:p>31,4159265358979</text:p>
          </table:table-cell>
          <table:table-cell table:formula="of:=-ABS([.R3])" office:value-type="float" office:value="-0.00024113" calcext:value-type="float">
            <text:p>-0,00024113</text:p>
          </table:table-cell>
          <table:table-cell office:value-type="float" office:value="0.00024113" calcext:value-type="float">
            <text:p>0,00024113</text:p>
          </table:table-cell>
          <table:table-cell table:formula="of:=-([.Q3]/[.P3])*10^9" office:value-type="float" office:value="7675.40628554974" calcext:value-type="float">
            <text:p>7675,4062855497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2*PI()*[.A4]" office:value-type="float" office:value="1884.95559215388" calcext:value-type="float">
            <text:p>1884,956</text:p>
          </table:table-cell>
          <table:table-cell office:value-type="float" office:value="961" calcext:value-type="float">
            <text:p>961</text:p>
          </table:table-cell>
          <table:table-cell office:value-type="float" office:value="3136" calcext:value-type="float">
            <text:p>3136</text:p>
          </table:table-cell>
          <table:table-cell office:value-type="float" office:value="349" calcext:value-type="float">
            <text:p>349</text:p>
          </table:table-cell>
          <table:table-cell office:value-type="float" office:value="1150" calcext:value-type="float">
            <text:p>1150</text:p>
          </table:table-cell>
          <table:table-cell office:value-type="float" office:value="320" calcext:value-type="float">
            <text:p>320</text:p>
          </table:table-cell>
          <table:table-cell table:formula="of:=-([.G4]*10^(-9))*[.A4]*2*PI()" office:value-type="float" office:value="-0.00060318578948924" calcext:value-type="float">
            <text:p>-0,0006</text:p>
          </table:table-cell>
          <table:table-cell table:formula="of:=-360*[.G4]/((1/[.A4])*10^9)" office:value-type="float" office:value="-0.03456" calcext:value-type="float">
            <text:p>-0,03</text:p>
          </table:table-cell>
          <table:table-cell table:formula="of:=[.D4]/[.C4]" office:value-type="float" office:value="3.26326742976067" calcext:value-type="float">
            <text:p>3,26</text:p>
          </table:table-cell>
          <table:table-cell table:formula="of:=20*LOG([.J4])" office:value-type="float" office:value="10.2730533268771" calcext:value-type="float">
            <text:p>10,27</text:p>
          </table:table-cell>
          <table:table-cell table:formula="of:=[.F4]/[.E4]" office:value-type="float" office:value="3.29512893982808" calcext:value-type="float">
            <text:p>3,30</text:p>
          </table:table-cell>
          <table:table-cell table:formula="of:=20*LOG([.L4])" office:value-type="float" office:value="10.3574482678886" calcext:value-type="float">
            <text:p>10,36</text:p>
          </table:table-cell>
          <table:table-cell/>
          <table:table-cell office:value-type="float" office:value="50" calcext:value-type="float">
            <text:p>50</text:p>
          </table:table-cell>
          <table:table-cell table:formula="of:=2*PI()*[.O4]" office:value-type="float" office:value="314.159265358979" calcext:value-type="float">
            <text:p>314,159265358979</text:p>
          </table:table-cell>
          <table:table-cell table:formula="of:=-ABS([.R4])" office:value-type="float" office:value="-0.00065865" calcext:value-type="float">
            <text:p>-0,00065865</text:p>
          </table:table-cell>
          <table:table-cell office:value-type="float" office:value="-0.00065865" calcext:value-type="float">
            <text:p>-0,00065865</text:p>
          </table:table-cell>
          <table:table-cell table:formula="of:=-([.Q4]/[.P4])*10^9" office:value-type="float" office:value="2096.54806534954" calcext:value-type="float">
            <text:p>2096,5480653495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2*PI()*[.A5]" office:value-type="float" office:value="2513.27412287183" calcext:value-type="float">
            <text:p>2513,274</text:p>
          </table:table-cell>
          <table:table-cell office:value-type="float" office:value="962" calcext:value-type="float">
            <text:p>962</text:p>
          </table:table-cell>
          <table:table-cell office:value-type="float" office:value="3136" calcext:value-type="float">
            <text:p>3136</text:p>
          </table:table-cell>
          <table:table-cell office:value-type="float" office:value="349" calcext:value-type="float">
            <text:p>349</text:p>
          </table:table-cell>
          <table:table-cell office:value-type="float" office:value="1150" calcext:value-type="float">
            <text:p>1150</text:p>
          </table:table-cell>
          <table:table-cell office:value-type="float" office:value="320" calcext:value-type="float">
            <text:p>320</text:p>
          </table:table-cell>
          <table:table-cell table:formula="of:=-([.G5]*10^(-9))*[.A5]*2*PI()" office:value-type="float" office:value="-0.000804247719318987" calcext:value-type="float">
            <text:p>-0,0008</text:p>
          </table:table-cell>
          <table:table-cell table:formula="of:=-360*[.G5]/((1/[.A5])*10^9)" office:value-type="float" office:value="-0.04608" calcext:value-type="float">
            <text:p>-0,05</text:p>
          </table:table-cell>
          <table:table-cell table:formula="of:=[.D5]/[.C5]" office:value-type="float" office:value="3.25987525987526" calcext:value-type="float">
            <text:p>3,26</text:p>
          </table:table-cell>
          <table:table-cell table:formula="of:=20*LOG([.J5])" office:value-type="float" office:value="10.2640196394918" calcext:value-type="float">
            <text:p>10,26</text:p>
          </table:table-cell>
          <table:table-cell table:formula="of:=[.F5]/[.E5]" office:value-type="float" office:value="3.29512893982808" calcext:value-type="float">
            <text:p>3,30</text:p>
          </table:table-cell>
          <table:table-cell table:formula="of:=20*LOG([.L5])" office:value-type="float" office:value="10.3574482678886" calcext:value-type="float">
            <text:p>10,36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2*PI()*[.O5]" office:value-type="float" office:value="628.318530717959" calcext:value-type="float">
            <text:p>628,318530717959</text:p>
          </table:table-cell>
          <table:table-cell table:formula="of:=-ABS([.R5])" office:value-type="float" office:value="-0.0014322" calcext:value-type="float">
            <text:p>-0,0014322</text:p>
          </table:table-cell>
          <table:table-cell office:value-type="float" office:value="-0.0014322" calcext:value-type="float">
            <text:p>-0,0014322</text:p>
          </table:table-cell>
          <table:table-cell table:formula="of:=-([.Q5]/[.P5])*10^9" office:value-type="float" office:value="2279.41709496213" calcext:value-type="float">
            <text:p>2279,4170949621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2*PI()*[.A6]" office:value-type="float" office:value="3141.59265358979" calcext:value-type="float">
            <text:p>3141,593</text:p>
          </table:table-cell>
          <table:table-cell office:value-type="float" office:value="959" calcext:value-type="float">
            <text:p>959</text:p>
          </table:table-cell>
          <table:table-cell office:value-type="float" office:value="3125" calcext:value-type="float">
            <text:p>3125</text:p>
          </table:table-cell>
          <table:table-cell office:value-type="float" office:value="349" calcext:value-type="float">
            <text:p>349</text:p>
          </table:table-cell>
          <table:table-cell office:value-type="float" office:value="1150" calcext:value-type="float">
            <text:p>1150</text:p>
          </table:table-cell>
          <table:table-cell office:value-type="float" office:value="320" calcext:value-type="float">
            <text:p>320</text:p>
          </table:table-cell>
          <table:table-cell table:formula="of:=-([.G6]*10^(-9))*[.A6]*2*PI()" office:value-type="float" office:value="-0.00100530964914873" calcext:value-type="float">
            <text:p>-0,0010</text:p>
          </table:table-cell>
          <table:table-cell table:formula="of:=-360*[.G6]/((1/[.A6])*10^9)" office:value-type="float" office:value="-0.0576" calcext:value-type="float">
            <text:p>-0,06</text:p>
          </table:table-cell>
          <table:table-cell table:formula="of:=[.D6]/[.C6]" office:value-type="float" office:value="3.25860271115746" calcext:value-type="float">
            <text:p>3,26</text:p>
          </table:table-cell>
          <table:table-cell table:formula="of:=20*LOG([.J6])" office:value-type="float" office:value="10.2606282901886" calcext:value-type="float">
            <text:p>10,26</text:p>
          </table:table-cell>
          <table:table-cell table:formula="of:=[.F6]/[.E6]" office:value-type="float" office:value="3.29512893982808" calcext:value-type="float">
            <text:p>3,30</text:p>
          </table:table-cell>
          <table:table-cell table:formula="of:=20*LOG([.L6])" office:value-type="float" office:value="10.3574482678886" calcext:value-type="float">
            <text:p>10,36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2*PI()*[.O6]" office:value-type="float" office:value="1256.63706143592" calcext:value-type="float">
            <text:p>1256,63706143592</text:p>
          </table:table-cell>
          <table:table-cell table:formula="of:=-ABS([.R6])" office:value-type="float" office:value="-0.000074606" calcext:value-type="float">
            <text:p>-0,000074606</text:p>
          </table:table-cell>
          <table:table-cell office:value-type="float" office:value="0.000074606" calcext:value-type="float">
            <text:p>0,000074606</text:p>
          </table:table-cell>
          <table:table-cell table:formula="of:=-([.Q6]/[.P6])*10^9" office:value-type="float" office:value="59.3695684215697" calcext:value-type="float">
            <text:p>59,369568421569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2*PI()*[.A7]" office:value-type="float" office:value="3769.91118430775" calcext:value-type="float">
            <text:p>3769,911</text:p>
          </table:table-cell>
          <table:table-cell office:value-type="float" office:value="957" calcext:value-type="float">
            <text:p>957</text:p>
          </table:table-cell>
          <table:table-cell office:value-type="float" office:value="3136" calcext:value-type="float">
            <text:p>3136</text:p>
          </table:table-cell>
          <table:table-cell office:value-type="float" office:value="349" calcext:value-type="float">
            <text:p>349</text:p>
          </table:table-cell>
          <table:table-cell office:value-type="float" office:value="1150" calcext:value-type="float">
            <text:p>1150</text:p>
          </table:table-cell>
          <table:table-cell office:value-type="float" office:value="320" calcext:value-type="float">
            <text:p>320</text:p>
          </table:table-cell>
          <table:table-cell table:formula="of:=-([.G7]*10^(-9))*[.A7]*2*PI()" office:value-type="float" office:value="-0.00120637157897848" calcext:value-type="float">
            <text:p>-0,0012</text:p>
          </table:table-cell>
          <table:table-cell table:formula="of:=-360*[.G7]/((1/[.A7])*10^9)" office:value-type="float" office:value="-0.06912" calcext:value-type="float">
            <text:p>-0,07</text:p>
          </table:table-cell>
          <table:table-cell table:formula="of:=[.D7]/[.C7]" office:value-type="float" office:value="3.27690700104493" calcext:value-type="float">
            <text:p>3,28</text:p>
          </table:table-cell>
          <table:table-cell table:formula="of:=20*LOG([.J7])" office:value-type="float" office:value="10.3092823247111" calcext:value-type="float">
            <text:p>10,31</text:p>
          </table:table-cell>
          <table:table-cell table:formula="of:=[.F7]/[.E7]" office:value-type="float" office:value="3.29512893982808" calcext:value-type="float">
            <text:p>3,30</text:p>
          </table:table-cell>
          <table:table-cell table:formula="of:=20*LOG([.L7])" office:value-type="float" office:value="10.3574482678886" calcext:value-type="float">
            <text:p>10,36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2*PI()*[.O7]" office:value-type="float" office:value="1884.95559215388" calcext:value-type="float">
            <text:p>1884,95559215388</text:p>
          </table:table-cell>
          <table:table-cell table:formula="of:=-ABS([.R7])" office:value-type="float" office:value="-0.0019805" calcext:value-type="float">
            <text:p>-0,0019805</text:p>
          </table:table-cell>
          <table:table-cell office:value-type="float" office:value="-0.0019805" calcext:value-type="float">
            <text:p>-0,0019805</text:p>
          </table:table-cell>
          <table:table-cell table:formula="of:=-([.Q7]/[.P7])*10^9" office:value-type="float" office:value="1050.687882645" calcext:value-type="float">
            <text:p>1050,68788264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2*PI()*[.A8]" office:value-type="float" office:value="4398.22971502571" calcext:value-type="float">
            <text:p>4398,230</text:p>
          </table:table-cell>
          <table:table-cell office:value-type="float" office:value="961" calcext:value-type="float">
            <text:p>961</text:p>
          </table:table-cell>
          <table:table-cell office:value-type="float" office:value="3136" calcext:value-type="float">
            <text:p>3136</text:p>
          </table:table-cell>
          <table:table-cell office:value-type="float" office:value="349" calcext:value-type="float">
            <text:p>349</text:p>
          </table:table-cell>
          <table:table-cell office:value-type="float" office:value="1150" calcext:value-type="float">
            <text:p>1150</text:p>
          </table:table-cell>
          <table:table-cell office:value-type="float" office:value="320" calcext:value-type="float">
            <text:p>320</text:p>
          </table:table-cell>
          <table:table-cell table:formula="of:=-([.G8]*10^(-9))*[.A8]*2*PI()" office:value-type="float" office:value="-0.00140743350880823" calcext:value-type="float">
            <text:p>-0,0014</text:p>
          </table:table-cell>
          <table:table-cell table:formula="of:=-360*[.G8]/((1/[.A8])*10^9)" office:value-type="float" office:value="-0.08064" calcext:value-type="float">
            <text:p>-0,08</text:p>
          </table:table-cell>
          <table:table-cell table:formula="of:=[.D8]/[.C8]" office:value-type="float" office:value="3.26326742976067" calcext:value-type="float">
            <text:p>3,26</text:p>
          </table:table-cell>
          <table:table-cell table:formula="of:=20*LOG([.J8])" office:value-type="float" office:value="10.2730533268771" calcext:value-type="float">
            <text:p>10,27</text:p>
          </table:table-cell>
          <table:table-cell table:formula="of:=[.F8]/[.E8]" office:value-type="float" office:value="3.29512893982808" calcext:value-type="float">
            <text:p>3,30</text:p>
          </table:table-cell>
          <table:table-cell table:formula="of:=20*LOG([.L8])" office:value-type="float" office:value="10.3574482678886" calcext:value-type="float">
            <text:p>10,36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2*PI()*[.O8]" office:value-type="float" office:value="2513.27412287183" calcext:value-type="float">
            <text:p>2513,27412287183</text:p>
          </table:table-cell>
          <table:table-cell table:formula="of:=-ABS([.R8])" office:value-type="float" office:value="-0.00047124" calcext:value-type="float">
            <text:p>-0,00047124</text:p>
          </table:table-cell>
          <table:table-cell office:value-type="float" office:value="-0.00047124" calcext:value-type="float">
            <text:p>-0,00047124</text:p>
          </table:table-cell>
          <table:table-cell table:formula="of:=-([.Q8]/[.P8])*10^9" office:value-type="float" office:value="187.500438456562" calcext:value-type="float">
            <text:p>187,50043845656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2*PI()*[.A9]" office:value-type="float" office:value="5026.54824574367" calcext:value-type="float">
            <text:p>5026,548</text:p>
          </table:table-cell>
          <table:table-cell office:value-type="float" office:value="958" calcext:value-type="float">
            <text:p>958</text:p>
          </table:table-cell>
          <table:table-cell office:value-type="float" office:value="3136" calcext:value-type="float">
            <text:p>3136</text:p>
          </table:table-cell>
          <table:table-cell office:value-type="float" office:value="349" calcext:value-type="float">
            <text:p>349</text:p>
          </table:table-cell>
          <table:table-cell office:value-type="float" office:value="1150" calcext:value-type="float">
            <text:p>1150</text:p>
          </table:table-cell>
          <table:table-cell office:value-type="float" office:value="320" calcext:value-type="float">
            <text:p>320</text:p>
          </table:table-cell>
          <table:table-cell table:formula="of:=-([.G9]*10^(-9))*[.A9]*2*PI()" office:value-type="float" office:value="-0.00160849543863797" calcext:value-type="float">
            <text:p>-0,0016</text:p>
          </table:table-cell>
          <table:table-cell table:formula="of:=-360*[.G9]/((1/[.A9])*10^9)" office:value-type="float" office:value="-0.09216" calcext:value-type="float">
            <text:p>-0,09</text:p>
          </table:table-cell>
          <table:table-cell table:formula="of:=[.D9]/[.C9]" office:value-type="float" office:value="3.27348643006263" calcext:value-type="float">
            <text:p>3,27</text:p>
          </table:table-cell>
          <table:table-cell table:formula="of:=20*LOG([.J9])" office:value-type="float" office:value="10.3002108986771" calcext:value-type="float">
            <text:p>10,30</text:p>
          </table:table-cell>
          <table:table-cell table:formula="of:=[.F9]/[.E9]" office:value-type="float" office:value="3.29512893982808" calcext:value-type="float">
            <text:p>3,30</text:p>
          </table:table-cell>
          <table:table-cell table:formula="of:=20*LOG([.L9])" office:value-type="float" office:value="10.3574482678886" calcext:value-type="float">
            <text:p>10,36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2*PI()*[.O9]" office:value-type="float" office:value="3141.59265358979" calcext:value-type="float">
            <text:p>3141,59265358979</text:p>
          </table:table-cell>
          <table:table-cell table:formula="of:=-ABS([.R9])" office:value-type="float" office:value="-0.000021986" calcext:value-type="float">
            <text:p>-0,000021986</text:p>
          </table:table-cell>
          <table:table-cell office:value-type="float" office:value="0.000021986" calcext:value-type="float">
            <text:p>0,000021986</text:p>
          </table:table-cell>
          <table:table-cell table:formula="of:=-([.Q9]/[.P9])*10^9" office:value-type="float" office:value="6.99836115763682" calcext:value-type="float">
            <text:p>6,9983611576368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2*PI()*[.A10]" office:value-type="float" office:value="5654.86677646163" calcext:value-type="float">
            <text:p>5654,867</text:p>
          </table:table-cell>
          <table:table-cell office:value-type="float" office:value="960" calcext:value-type="float">
            <text:p>960</text:p>
          </table:table-cell>
          <table:table-cell office:value-type="float" office:value="3136" calcext:value-type="float">
            <text:p>3136</text:p>
          </table:table-cell>
          <table:table-cell office:value-type="float" office:value="349" calcext:value-type="float">
            <text:p>349</text:p>
          </table:table-cell>
          <table:table-cell office:value-type="float" office:value="1150" calcext:value-type="float">
            <text:p>1150</text:p>
          </table:table-cell>
          <table:table-cell office:value-type="float" office:value="320" calcext:value-type="float">
            <text:p>320</text:p>
          </table:table-cell>
          <table:table-cell table:formula="of:=-([.G10]*10^(-9))*[.A10]*2*PI()" office:value-type="float" office:value="-0.00180955736846772" calcext:value-type="float">
            <text:p>-0,0018</text:p>
          </table:table-cell>
          <table:table-cell table:formula="of:=-360*[.G10]/((1/[.A10])*10^9)" office:value-type="float" office:value="-0.10368" calcext:value-type="float">
            <text:p>-0,10</text:p>
          </table:table-cell>
          <table:table-cell table:formula="of:=[.D10]/[.C10]" office:value-type="float" office:value="3.26666666666667" calcext:value-type="float">
            <text:p>3,27</text:p>
          </table:table-cell>
          <table:table-cell table:formula="of:=20*LOG([.J10])" office:value-type="float" office:value="10.2820964194566" calcext:value-type="float">
            <text:p>10,28</text:p>
          </table:table-cell>
          <table:table-cell table:formula="of:=[.F10]/[.E10]" office:value-type="float" office:value="3.29512893982808" calcext:value-type="float">
            <text:p>3,30</text:p>
          </table:table-cell>
          <table:table-cell table:formula="of:=20*LOG([.L10])" office:value-type="float" office:value="10.3574482678886" calcext:value-type="float">
            <text:p>10,36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2*PI()*[.O10]" office:value-type="float" office:value="3769.91118430775" calcext:value-type="float">
            <text:p>3769,91118430775</text:p>
          </table:table-cell>
          <table:table-cell table:formula="of:=-ABS([.R10])" office:value-type="float" office:value="-0.00051776" calcext:value-type="float">
            <text:p>-0,00051776</text:p>
          </table:table-cell>
          <table:table-cell office:value-type="float" office:value="0.00051776" calcext:value-type="float">
            <text:p>0,00051776</text:p>
          </table:table-cell>
          <table:table-cell table:formula="of:=-([.Q10]/[.P10])*10^9" office:value-type="float" office:value="137.340105558766" calcext:value-type="float">
            <text:p>137,34010555876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2*PI()*[.A11]" office:value-type="float" office:value="6283.18530717959" calcext:value-type="float">
            <text:p>6283,185</text:p>
          </table:table-cell>
          <table:table-cell office:value-type="float" office:value="956" calcext:value-type="float">
            <text:p>956</text:p>
          </table:table-cell>
          <table:table-cell office:value-type="float" office:value="3136" calcext:value-type="float">
            <text:p>3136</text:p>
          </table:table-cell>
          <table:table-cell office:value-type="float" office:value="349" calcext:value-type="float">
            <text:p>349</text:p>
          </table:table-cell>
          <table:table-cell office:value-type="float" office:value="1150" calcext:value-type="float">
            <text:p>1150</text:p>
          </table:table-cell>
          <table:table-cell office:value-type="float" office:value="320" calcext:value-type="float">
            <text:p>320</text:p>
          </table:table-cell>
          <table:table-cell table:formula="of:=-([.G11]*10^(-9))*[.A11]*2*PI()" office:value-type="float" office:value="-0.00201061929829747" calcext:value-type="float">
            <text:p>-0,0020</text:p>
          </table:table-cell>
          <table:table-cell table:formula="of:=-360*[.G11]/((1/[.A11])*10^9)" office:value-type="float" office:value="-0.1152" calcext:value-type="float">
            <text:p>-0,12</text:p>
          </table:table-cell>
          <table:table-cell table:formula="of:=[.D11]/[.C11]" office:value-type="float" office:value="3.28033472803347" calcext:value-type="float">
            <text:p>3,28</text:p>
          </table:table-cell>
          <table:table-cell table:formula="of:=20*LOG([.J11])" office:value-type="float" office:value="10.318363234726" calcext:value-type="float">
            <text:p>10,32</text:p>
          </table:table-cell>
          <table:table-cell table:formula="of:=[.F11]/[.E11]" office:value-type="float" office:value="3.29512893982808" calcext:value-type="float">
            <text:p>3,30</text:p>
          </table:table-cell>
          <table:table-cell table:formula="of:=20*LOG([.L11])" office:value-type="float" office:value="10.3574482678886" calcext:value-type="float">
            <text:p>10,36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2*PI()*[.O11]" office:value-type="float" office:value="4398.22971502571" calcext:value-type="float">
            <text:p>4398,22971502571</text:p>
          </table:table-cell>
          <table:table-cell table:formula="of:=-ABS([.R11])" office:value-type="float" office:value="-0.0010166" calcext:value-type="float">
            <text:p>-0,0010166</text:p>
          </table:table-cell>
          <table:table-cell office:value-type="float" office:value="0.0010166" calcext:value-type="float">
            <text:p>0,0010166</text:p>
          </table:table-cell>
          <table:table-cell table:formula="of:=-([.Q11]/[.P11])*10^9" office:value-type="float" office:value="231.138450210315" calcext:value-type="float">
            <text:p>231,13845021031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2*PI()*[.A12]" office:value-type="float" office:value="12566.3706143592" calcext:value-type="float">
            <text:p>12566,371</text:p>
          </table:table-cell>
          <table:table-cell office:value-type="float" office:value="955" calcext:value-type="float">
            <text:p>955</text:p>
          </table:table-cell>
          <table:table-cell office:value-type="float" office:value="3136" calcext:value-type="float">
            <text:p>3136</text:p>
          </table:table-cell>
          <table:table-cell office:value-type="float" office:value="349" calcext:value-type="float">
            <text:p>349</text:p>
          </table:table-cell>
          <table:table-cell office:value-type="float" office:value="1150" calcext:value-type="float">
            <text:p>1150</text:p>
          </table:table-cell>
          <table:table-cell office:value-type="float" office:value="320" calcext:value-type="float">
            <text:p>320</text:p>
          </table:table-cell>
          <table:table-cell table:formula="of:=-([.G12]*10^(-9))*[.A12]*2*PI()" office:value-type="float" office:value="-0.00402123859659494" calcext:value-type="float">
            <text:p>-0,0040</text:p>
          </table:table-cell>
          <table:table-cell table:formula="of:=-360*[.G12]/((1/[.A12])*10^9)" office:value-type="float" office:value="-0.2304" calcext:value-type="float">
            <text:p>-0,23</text:p>
          </table:table-cell>
          <table:table-cell table:formula="of:=[.D12]/[.C12]" office:value-type="float" office:value="3.28376963350785" calcext:value-type="float">
            <text:p>3,28</text:p>
          </table:table-cell>
          <table:table-cell table:formula="of:=20*LOG([.J12])" office:value-type="float" office:value="10.3274536485731" calcext:value-type="float">
            <text:p>10,33</text:p>
          </table:table-cell>
          <table:table-cell table:formula="of:=[.F12]/[.E12]" office:value-type="float" office:value="3.29512893982808" calcext:value-type="float">
            <text:p>3,30</text:p>
          </table:table-cell>
          <table:table-cell table:formula="of:=20*LOG([.L12])" office:value-type="float" office:value="10.3574482678886" calcext:value-type="float">
            <text:p>10,36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2*PI()*[.O12]" office:value-type="float" office:value="5026.54824574367" calcext:value-type="float">
            <text:p>5026,54824574367</text:p>
          </table:table-cell>
          <table:table-cell table:formula="of:=-ABS([.R12])" office:value-type="float" office:value="-0.00049936" calcext:value-type="float">
            <text:p>-0,00049936</text:p>
          </table:table-cell>
          <table:table-cell office:value-type="float" office:value="0.00049936" calcext:value-type="float">
            <text:p>0,00049936</text:p>
          </table:table-cell>
          <table:table-cell table:formula="of:=-([.Q12]/[.P12])*10^9" office:value-type="float" office:value="99.3445154779611" calcext:value-type="float">
            <text:p>99,344515477961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2*PI()*[.A13]" office:value-type="float" office:value="18849.5559215388" calcext:value-type="float">
            <text:p>18849,556</text:p>
          </table:table-cell>
          <table:table-cell office:value-type="float" office:value="951" calcext:value-type="float">
            <text:p>951</text:p>
          </table:table-cell>
          <table:table-cell office:value-type="float" office:value="3125" calcext:value-type="float">
            <text:p>3125</text:p>
          </table:table-cell>
          <table:table-cell office:value-type="float" office:value="349" calcext:value-type="float">
            <text:p>349</text:p>
          </table:table-cell>
          <table:table-cell office:value-type="float" office:value="1150" calcext:value-type="float">
            <text:p>1150</text:p>
          </table:table-cell>
          <table:table-cell office:value-type="float" office:value="340" calcext:value-type="float">
            <text:p>340</text:p>
          </table:table-cell>
          <table:table-cell table:formula="of:=-([.G13]*10^(-9))*[.A13]*2*PI()" office:value-type="float" office:value="-0.00640884901332318" calcext:value-type="float">
            <text:p>-0,0064</text:p>
          </table:table-cell>
          <table:table-cell table:formula="of:=-360*[.G13]/((1/[.A13])*10^9)" office:value-type="float" office:value="-0.3672" calcext:value-type="float">
            <text:p>-0,37</text:p>
          </table:table-cell>
          <table:table-cell table:formula="of:=[.D13]/[.C13]" office:value-type="float" office:value="3.28601472134595" calcext:value-type="float">
            <text:p>3,29</text:p>
          </table:table-cell>
          <table:table-cell table:formula="of:=20*LOG([.J13])" office:value-type="float" office:value="10.3333900948536" calcext:value-type="float">
            <text:p>10,33</text:p>
          </table:table-cell>
          <table:table-cell table:formula="of:=[.F13]/[.E13]" office:value-type="float" office:value="3.29512893982808" calcext:value-type="float">
            <text:p>3,30</text:p>
          </table:table-cell>
          <table:table-cell table:formula="of:=20*LOG([.L13])" office:value-type="float" office:value="10.3574482678886" calcext:value-type="float">
            <text:p>10,36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2*PI()*[.O13]" office:value-type="float" office:value="5654.86677646163" calcext:value-type="float">
            <text:p>5654,86677646163</text:p>
          </table:table-cell>
          <table:table-cell table:formula="of:=-ABS([.R13])" office:value-type="float" office:value="-0.0020258" calcext:value-type="float">
            <text:p>-0,0020258</text:p>
          </table:table-cell>
          <table:table-cell office:value-type="float" office:value="0.0020258" calcext:value-type="float">
            <text:p>0,0020258</text:p>
          </table:table-cell>
          <table:table-cell table:formula="of:=-([.Q13]/[.P13])*10^9" office:value-type="float" office:value="358.240093017291" calcext:value-type="float">
            <text:p>358,24009301729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2*PI()*[.A14]" office:value-type="float" office:value="25132.7412287183" calcext:value-type="float">
            <text:p>25132,741</text:p>
          </table:table-cell>
          <table:table-cell office:value-type="float" office:value="952" calcext:value-type="float">
            <text:p>952</text:p>
          </table:table-cell>
          <table:table-cell office:value-type="float" office:value="3136" calcext:value-type="float">
            <text:p>3136</text:p>
          </table:table-cell>
          <table:table-cell office:value-type="float" office:value="348" calcext:value-type="float">
            <text:p>348</text:p>
          </table:table-cell>
          <table:table-cell office:value-type="float" office:value="1150" calcext:value-type="float">
            <text:p>1150</text:p>
          </table:table-cell>
          <table:table-cell office:value-type="float" office:value="360" calcext:value-type="float">
            <text:p>360</text:p>
          </table:table-cell>
          <table:table-cell table:formula="of:=-([.G14]*10^(-9))*[.A14]*2*PI()" office:value-type="float" office:value="-0.00904778684233861" calcext:value-type="float">
            <text:p>-0,0090</text:p>
          </table:table-cell>
          <table:table-cell table:formula="of:=-360*[.G14]/((1/[.A14])*10^9)" office:value-type="float" office:value="-0.5184" calcext:value-type="float">
            <text:p>-0,52</text:p>
          </table:table-cell>
          <table:table-cell table:formula="of:=[.D14]/[.C14]" office:value-type="float" office:value="3.29411764705882" calcext:value-type="float">
            <text:p>3,29</text:p>
          </table:table-cell>
          <table:table-cell table:formula="of:=20*LOG([.J14])" office:value-type="float" office:value="10.3547821125585" calcext:value-type="float">
            <text:p>10,35</text:p>
          </table:table-cell>
          <table:table-cell table:formula="of:=[.F14]/[.E14]" office:value-type="float" office:value="3.30459770114943" calcext:value-type="float">
            <text:p>3,30</text:p>
          </table:table-cell>
          <table:table-cell table:formula="of:=20*LOG([.L14])" office:value-type="float" office:value="10.3823719281406" calcext:value-type="float">
            <text:p>10,38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2*PI()*[.O14]" office:value-type="float" office:value="6283.18530717959" calcext:value-type="float">
            <text:p>6283,18530717959</text:p>
          </table:table-cell>
          <table:table-cell table:formula="of:=-ABS([.R14])" office:value-type="float" office:value="-0.0020267" calcext:value-type="float">
            <text:p>-0,0020267</text:p>
          </table:table-cell>
          <table:table-cell office:value-type="float" office:value="0.0020267" calcext:value-type="float">
            <text:p>0,0020267</text:p>
          </table:table-cell>
          <table:table-cell table:formula="of:=-([.Q14]/[.P14])*10^9" office:value-type="float" office:value="322.559323164344" calcext:value-type="float">
            <text:p>322,55932316434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2*PI()*[.A15]" office:value-type="float" office:value="31415.9265358979" calcext:value-type="float">
            <text:p>31415,927</text:p>
          </table:table-cell>
          <table:table-cell office:value-type="float" office:value="957" calcext:value-type="float">
            <text:p>957</text:p>
          </table:table-cell>
          <table:table-cell office:value-type="float" office:value="3136" calcext:value-type="float">
            <text:p>3136</text:p>
          </table:table-cell>
          <table:table-cell office:value-type="float" office:value="348" calcext:value-type="float">
            <text:p>348</text:p>
          </table:table-cell>
          <table:table-cell office:value-type="float" office:value="1150" calcext:value-type="float">
            <text:p>1150</text:p>
          </table:table-cell>
          <table:table-cell office:value-type="float" office:value="380" calcext:value-type="float">
            <text:p>380</text:p>
          </table:table-cell>
          <table:table-cell table:formula="of:=-([.G15]*10^(-9))*[.A15]*2*PI()" office:value-type="float" office:value="-0.0119380520836412" calcext:value-type="float">
            <text:p>-0,0119</text:p>
          </table:table-cell>
          <table:table-cell table:formula="of:=-360*[.G15]/((1/[.A15])*10^9)" office:value-type="float" office:value="-0.684" calcext:value-type="float">
            <text:p>-0,68</text:p>
          </table:table-cell>
          <table:table-cell table:formula="of:=[.D15]/[.C15]" office:value-type="float" office:value="3.27690700104493" calcext:value-type="float">
            <text:p>3,28</text:p>
          </table:table-cell>
          <table:table-cell table:formula="of:=20*LOG([.J15])" office:value-type="float" office:value="10.3092823247111" calcext:value-type="float">
            <text:p>10,31</text:p>
          </table:table-cell>
          <table:table-cell table:formula="of:=[.F15]/[.E15]" office:value-type="float" office:value="3.30459770114943" calcext:value-type="float">
            <text:p>3,30</text:p>
          </table:table-cell>
          <table:table-cell table:formula="of:=20*LOG([.L15])" office:value-type="float" office:value="10.3823719281406" calcext:value-type="float">
            <text:p>10,38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2*PI()*[.O15]" office:value-type="float" office:value="12566.3706143592" calcext:value-type="float">
            <text:p>12566,3706143592</text:p>
          </table:table-cell>
          <table:table-cell table:formula="of:=-ABS([.R15])" office:value-type="float" office:value="-0.0039121" calcext:value-type="float">
            <text:p>-0,0039121</text:p>
          </table:table-cell>
          <table:table-cell office:value-type="float" office:value="0.0039121" calcext:value-type="float">
            <text:p>0,0039121</text:p>
          </table:table-cell>
          <table:table-cell table:formula="of:=-([.Q15]/[.P15])*10^9" office:value-type="float" office:value="311.315026434902" calcext:value-type="float">
            <text:p>311,315026434902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2*PI()*[.A16]" office:value-type="float" office:value="37699.1118430775" calcext:value-type="float">
            <text:p>37699,112</text:p>
          </table:table-cell>
          <table:table-cell office:value-type="float" office:value="954" calcext:value-type="float">
            <text:p>954</text:p>
          </table:table-cell>
          <table:table-cell office:value-type="float" office:value="3125" calcext:value-type="float">
            <text:p>3125</text:p>
          </table:table-cell>
          <table:table-cell office:value-type="float" office:value="348" calcext:value-type="float">
            <text:p>348</text:p>
          </table:table-cell>
          <table:table-cell office:value-type="float" office:value="1150" calcext:value-type="float">
            <text:p>1150</text:p>
          </table:table-cell>
          <table:table-cell office:value-type="float" office:value="400" calcext:value-type="float">
            <text:p>400</text:p>
          </table:table-cell>
          <table:table-cell table:formula="of:=-([.G16]*10^(-9))*[.A16]*2*PI()" office:value-type="float" office:value="-0.015079644737231" calcext:value-type="float">
            <text:p>-0,0151</text:p>
          </table:table-cell>
          <table:table-cell table:formula="of:=-360*[.G16]/((1/[.A16])*10^9)" office:value-type="float" office:value="-0.864" calcext:value-type="float">
            <text:p>-0,86</text:p>
          </table:table-cell>
          <table:table-cell table:formula="of:=[.D16]/[.C16]" office:value-type="float" office:value="3.27568134171908" calcext:value-type="float">
            <text:p>3,28</text:p>
          </table:table-cell>
          <table:table-cell table:formula="of:=20*LOG([.J16])" office:value-type="float" office:value="10.30603293952" calcext:value-type="float">
            <text:p>10,31</text:p>
          </table:table-cell>
          <table:table-cell table:formula="of:=[.F16]/[.E16]" office:value-type="float" office:value="3.30459770114943" calcext:value-type="float">
            <text:p>3,30</text:p>
          </table:table-cell>
          <table:table-cell table:formula="of:=20*LOG([.L16])" office:value-type="float" office:value="10.3823719281406" calcext:value-type="float">
            <text:p>10,38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2*PI()*[.O16]" office:value-type="float" office:value="18849.5559215388" calcext:value-type="float">
            <text:p>18849,5559215388</text:p>
          </table:table-cell>
          <table:table-cell table:formula="of:=-ABS([.R16])" office:value-type="float" office:value="-0.0052159" calcext:value-type="float">
            <text:p>-0,0052159</text:p>
          </table:table-cell>
          <table:table-cell office:value-type="float" office:value="0.0052159" calcext:value-type="float">
            <text:p>0,0052159</text:p>
          </table:table-cell>
          <table:table-cell table:formula="of:=-([.Q16]/[.P16])*10^9" office:value-type="float" office:value="276.712089224339" calcext:value-type="float">
            <text:p>276,71208922433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table:formula="of:=2*PI()*[.A17]" office:value-type="float" office:value="43982.2971502571" calcext:value-type="float">
            <text:p>43982,297</text:p>
          </table:table-cell>
          <table:table-cell office:value-type="float" office:value="949" calcext:value-type="float">
            <text:p>949</text:p>
          </table:table-cell>
          <table:table-cell office:value-type="float" office:value="3125" calcext:value-type="float">
            <text:p>3125</text:p>
          </table:table-cell>
          <table:table-cell office:value-type="float" office:value="347" calcext:value-type="float">
            <text:p>347</text:p>
          </table:table-cell>
          <table:table-cell office:value-type="float" office:value="1150" calcext:value-type="float">
            <text:p>1150</text:p>
          </table:table-cell>
          <table:table-cell office:value-type="float" office:value="400" calcext:value-type="float">
            <text:p>400</text:p>
          </table:table-cell>
          <table:table-cell table:formula="of:=-([.G17]*10^(-9))*[.A17]*2*PI()" office:value-type="float" office:value="-0.0175929188601028" calcext:value-type="float">
            <text:p>-0,0176</text:p>
          </table:table-cell>
          <table:table-cell table:formula="of:=-360*[.G17]/((1/[.A17])*10^9)" office:value-type="float" office:value="-1.008" calcext:value-type="float">
            <text:p>-1,01</text:p>
          </table:table-cell>
          <table:table-cell table:formula="of:=[.D17]/[.C17]" office:value-type="float" office:value="3.29293993677555" calcext:value-type="float">
            <text:p>3,29</text:p>
          </table:table-cell>
          <table:table-cell table:formula="of:=20*LOG([.J17])" office:value-type="float" office:value="10.351676185056" calcext:value-type="float">
            <text:p>10,35</text:p>
          </table:table-cell>
          <table:table-cell table:formula="of:=[.F17]/[.E17]" office:value-type="float" office:value="3.31412103746398" calcext:value-type="float">
            <text:p>3,31</text:p>
          </table:table-cell>
          <table:table-cell table:formula="of:=20*LOG([.L17])" office:value-type="float" office:value="10.4073673112548" calcext:value-type="float">
            <text:p>10,41</text:p>
          </table:table-cell>
          <table:table-cell/>
          <table:table-cell office:value-type="float" office:value="4000" calcext:value-type="float">
            <text:p>4000</text:p>
          </table:table-cell>
          <table:table-cell table:formula="of:=2*PI()*[.O17]" office:value-type="float" office:value="25132.7412287183" calcext:value-type="float">
            <text:p>25132,7412287183</text:p>
          </table:table-cell>
          <table:table-cell table:formula="of:=-ABS([.R17])" office:value-type="float" office:value="-0.0085361" calcext:value-type="float">
            <text:p>-0,0085361</text:p>
          </table:table-cell>
          <table:table-cell office:value-type="float" office:value="0.0085361" calcext:value-type="float">
            <text:p>0,0085361</text:p>
          </table:table-cell>
          <table:table-cell table:formula="of:=-([.Q17]/[.P17])*10^9" office:value-type="float" office:value="339.640627431682" calcext:value-type="float">
            <text:p>339,64062743168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2*PI()*[.A18]" office:value-type="float" office:value="50265.4824574367" calcext:value-type="float">
            <text:p>50265,482</text:p>
          </table:table-cell>
          <table:table-cell office:value-type="float" office:value="956" calcext:value-type="float">
            <text:p>956</text:p>
          </table:table-cell>
          <table:table-cell office:value-type="float" office:value="3125" calcext:value-type="float">
            <text:p>3125</text:p>
          </table:table-cell>
          <table:table-cell office:value-type="float" office:value="347" calcext:value-type="float">
            <text:p>347</text:p>
          </table:table-cell>
          <table:table-cell office:value-type="float" office:value="1150" calcext:value-type="float">
            <text:p>1150</text:p>
          </table:table-cell>
          <table:table-cell office:value-type="float" office:value="420" calcext:value-type="float">
            <text:p>420</text:p>
          </table:table-cell>
          <table:table-cell table:formula="of:=-([.G18]*10^(-9))*[.A18]*2*PI()" office:value-type="float" office:value="-0.0211115026321234" calcext:value-type="float">
            <text:p>-0,0211</text:p>
          </table:table-cell>
          <table:table-cell table:formula="of:=-360*[.G18]/((1/[.A18])*10^9)" office:value-type="float" office:value="-1.2096" calcext:value-type="float">
            <text:p>-1,21</text:p>
          </table:table-cell>
          <table:table-cell table:formula="of:=[.D18]/[.C18]" office:value-type="float" office:value="3.26882845188285" calcext:value-type="float">
            <text:p>3,27</text:p>
          </table:table-cell>
          <table:table-cell table:formula="of:=20*LOG([.J18])" office:value-type="float" office:value="10.2878425880799" calcext:value-type="float">
            <text:p>10,29</text:p>
          </table:table-cell>
          <table:table-cell table:formula="of:=[.F18]/[.E18]" office:value-type="float" office:value="3.31412103746398" calcext:value-type="float">
            <text:p>3,31</text:p>
          </table:table-cell>
          <table:table-cell table:formula="of:=20*LOG([.L18])" office:value-type="float" office:value="10.4073673112548" calcext:value-type="float">
            <text:p>10,41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2*PI()*[.O18]" office:value-type="float" office:value="31415.9265358979" calcext:value-type="float">
            <text:p>31415,9265358979</text:p>
          </table:table-cell>
          <table:table-cell table:formula="of:=-ABS([.R18])" office:value-type="float" office:value="-0.012891" calcext:value-type="float">
            <text:p>-0,012891</text:p>
          </table:table-cell>
          <table:table-cell office:value-type="float" office:value="0.012891" calcext:value-type="float">
            <text:p>0,012891</text:p>
          </table:table-cell>
          <table:table-cell table:formula="of:=-([.Q18]/[.P18])*10^9" office:value-type="float" office:value="410.333274279525" calcext:value-type="float">
            <text:p>410,33327427952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formula="of:=2*PI()*[.A19]" office:value-type="float" office:value="56548.6677646163" calcext:value-type="float">
            <text:p>56548,668</text:p>
          </table:table-cell>
          <table:table-cell office:value-type="float" office:value="956" calcext:value-type="float">
            <text:p>956</text:p>
          </table:table-cell>
          <table:table-cell office:value-type="float" office:value="3125" calcext:value-type="float">
            <text:p>3125</text:p>
          </table:table-cell>
          <table:table-cell office:value-type="float" office:value="347" calcext:value-type="float">
            <text:p>347</text:p>
          </table:table-cell>
          <table:table-cell office:value-type="float" office:value="1150" calcext:value-type="float">
            <text:p>1150</text:p>
          </table:table-cell>
          <table:table-cell office:value-type="float" office:value="420" calcext:value-type="float">
            <text:p>420</text:p>
          </table:table-cell>
          <table:table-cell table:formula="of:=-([.G19]*10^(-9))*[.A19]*2*PI()" office:value-type="float" office:value="-0.0237504404611388" calcext:value-type="float">
            <text:p>-0,0238</text:p>
          </table:table-cell>
          <table:table-cell table:formula="of:=-360*[.G19]/((1/[.A19])*10^9)" office:value-type="float" office:value="-1.3608" calcext:value-type="float">
            <text:p>-1,36</text:p>
          </table:table-cell>
          <table:table-cell table:formula="of:=[.D19]/[.C19]" office:value-type="float" office:value="3.26882845188285" calcext:value-type="float">
            <text:p>3,27</text:p>
          </table:table-cell>
          <table:table-cell table:formula="of:=20*LOG([.J19])" office:value-type="float" office:value="10.2878425880799" calcext:value-type="float">
            <text:p>10,29</text:p>
          </table:table-cell>
          <table:table-cell table:formula="of:=[.F19]/[.E19]" office:value-type="float" office:value="3.31412103746398" calcext:value-type="float">
            <text:p>3,31</text:p>
          </table:table-cell>
          <table:table-cell table:formula="of:=20*LOG([.L19])" office:value-type="float" office:value="10.4073673112548" calcext:value-type="float">
            <text:p>10,41</text:p>
          </table:table-cell>
          <table:table-cell/>
          <table:table-cell office:value-type="float" office:value="6000" calcext:value-type="float">
            <text:p>6000</text:p>
          </table:table-cell>
          <table:table-cell table:formula="of:=2*PI()*[.O19]" office:value-type="float" office:value="37699.1118430775" calcext:value-type="float">
            <text:p>37699,1118430775</text:p>
          </table:table-cell>
          <table:table-cell table:formula="of:=-ABS([.R19])" office:value-type="float" office:value="-0.016646" calcext:value-type="float">
            <text:p>-0,016646</text:p>
          </table:table-cell>
          <table:table-cell office:value-type="float" office:value="0.016646" calcext:value-type="float">
            <text:p>0,016646</text:p>
          </table:table-cell>
          <table:table-cell table:formula="of:=-([.Q19]/[.P19])*10^9" office:value-type="float" office:value="441.548863784615" calcext:value-type="float">
            <text:p>441,54886378461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2*PI()*[.A20]" office:value-type="float" office:value="62831.8530717959" calcext:value-type="float">
            <text:p>62831,853</text:p>
          </table:table-cell>
          <table:table-cell office:value-type="float" office:value="951" calcext:value-type="float">
            <text:p>951</text:p>
          </table:table-cell>
          <table:table-cell office:value-type="float" office:value="3136" calcext:value-type="float">
            <text:p>3136</text:p>
          </table:table-cell>
          <table:table-cell office:value-type="float" office:value="346" calcext:value-type="float">
            <text:p>346</text:p>
          </table:table-cell>
          <table:table-cell office:value-type="float" office:value="1150" calcext:value-type="float">
            <text:p>1150</text:p>
          </table:table-cell>
          <table:table-cell office:value-type="float" office:value="420" calcext:value-type="float">
            <text:p>420</text:p>
          </table:table-cell>
          <table:table-cell table:formula="of:=-([.G20]*10^(-9))*[.A20]*2*PI()" office:value-type="float" office:value="-0.0263893782901543" calcext:value-type="float">
            <text:p>-0,0264</text:p>
          </table:table-cell>
          <table:table-cell table:formula="of:=-360*[.G20]/((1/[.A20])*10^9)" office:value-type="float" office:value="-1.512" calcext:value-type="float">
            <text:p>-1,51</text:p>
          </table:table-cell>
          <table:table-cell table:formula="of:=[.D20]/[.C20]" office:value-type="float" office:value="3.29758149316509" calcext:value-type="float">
            <text:p>3,30</text:p>
          </table:table-cell>
          <table:table-cell table:formula="of:=20*LOG([.J20])" office:value-type="float" office:value="10.3639107414997" calcext:value-type="float">
            <text:p>10,36</text:p>
          </table:table-cell>
          <table:table-cell table:formula="of:=[.F20]/[.E20]" office:value-type="float" office:value="3.32369942196532" calcext:value-type="float">
            <text:p>3,32</text:p>
          </table:table-cell>
          <table:table-cell table:formula="of:=20*LOG([.L20])" office:value-type="float" office:value="10.4324348312167" calcext:value-type="float">
            <text:p>10,43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2*PI()*[.O20]" office:value-type="float" office:value="43982.2971502571" calcext:value-type="float">
            <text:p>43982,2971502571</text:p>
          </table:table-cell>
          <table:table-cell table:formula="of:=-ABS([.R20])" office:value-type="float" office:value="-0.020282" calcext:value-type="float">
            <text:p>-0,020282</text:p>
          </table:table-cell>
          <table:table-cell office:value-type="float" office:value="0.020282" calcext:value-type="float">
            <text:p>0,020282</text:p>
          </table:table-cell>
          <table:table-cell table:formula="of:=-([.Q20]/[.P20])*10^9" office:value-type="float" office:value="461.140079398546" calcext:value-type="float">
            <text:p>461,14007939854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2*PI()*[.A21]" office:value-type="float" office:value="125663.706143592" calcext:value-type="float">
            <text:p>125663,706</text:p>
          </table:table-cell>
          <table:table-cell office:value-type="float" office:value="952" calcext:value-type="float">
            <text:p>952</text:p>
          </table:table-cell>
          <table:table-cell office:value-type="float" office:value="3114" calcext:value-type="float">
            <text:p>3114</text:p>
          </table:table-cell>
          <table:table-cell office:value-type="float" office:value="346" calcext:value-type="float">
            <text:p>346</text:p>
          </table:table-cell>
          <table:table-cell office:value-type="float" office:value="1150" calcext:value-type="float">
            <text:p>1150</text:p>
          </table:table-cell>
          <table:table-cell office:value-type="float" office:value="420" calcext:value-type="float">
            <text:p>420</text:p>
          </table:table-cell>
          <table:table-cell table:formula="of:=-([.G21]*10^(-9))*[.A21]*2*PI()" office:value-type="float" office:value="-0.0527787565803085" calcext:value-type="float">
            <text:p>-0,0528</text:p>
          </table:table-cell>
          <table:table-cell table:formula="of:=-360*[.G21]/((1/[.A21])*10^9)" office:value-type="float" office:value="-3.024" calcext:value-type="float">
            <text:p>-3,02</text:p>
          </table:table-cell>
          <table:table-cell table:formula="of:=[.D21]/[.C21]" office:value-type="float" office:value="3.27100840336134" calcext:value-type="float">
            <text:p>3,27</text:p>
          </table:table-cell>
          <table:table-cell table:formula="of:=20*LOG([.J21])" office:value-type="float" office:value="10.2936331969525" calcext:value-type="float">
            <text:p>10,29</text:p>
          </table:table-cell>
          <table:table-cell table:formula="of:=[.F21]/[.E21]" office:value-type="float" office:value="3.32369942196532" calcext:value-type="float">
            <text:p>3,32</text:p>
          </table:table-cell>
          <table:table-cell table:formula="of:=20*LOG([.L21])" office:value-type="float" office:value="10.4324348312167" calcext:value-type="float">
            <text:p>10,43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2*PI()*[.O21]" office:value-type="float" office:value="50265.4824574367" calcext:value-type="float">
            <text:p>50265,4824574367</text:p>
          </table:table-cell>
          <table:table-cell table:formula="of:=-ABS([.R21])" office:value-type="float" office:value="-0.022441" calcext:value-type="float">
            <text:p>-0,022441</text:p>
          </table:table-cell>
          <table:table-cell office:value-type="float" office:value="0.022441" calcext:value-type="float">
            <text:p>0,022441</text:p>
          </table:table-cell>
          <table:table-cell table:formula="of:=-([.Q21]/[.P21])*10^9" office:value-type="float" office:value="446.449509740653" calcext:value-type="float">
            <text:p>446,44950974065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formula="of:=2*PI()*[.A22]" office:value-type="float" office:value="188495.559215388" calcext:value-type="float">
            <text:p>188495,559</text:p>
          </table:table-cell>
          <table:table-cell office:value-type="float" office:value="949" calcext:value-type="float">
            <text:p>949</text:p>
          </table:table-cell>
          <table:table-cell office:value-type="float" office:value="3114" calcext:value-type="float">
            <text:p>3114</text:p>
          </table:table-cell>
          <table:table-cell office:value-type="float" office:value="346" calcext:value-type="float">
            <text:p>346</text:p>
          </table:table-cell>
          <table:table-cell office:value-type="float" office:value="1150" calcext:value-type="float">
            <text:p>1150</text:p>
          </table:table-cell>
          <table:table-cell office:value-type="float" office:value="420" calcext:value-type="float">
            <text:p>420</text:p>
          </table:table-cell>
          <table:table-cell table:formula="of:=-([.G22]*10^(-9))*[.A22]*2*PI()" office:value-type="float" office:value="-0.0791681348704628" calcext:value-type="float">
            <text:p>-0,0792</text:p>
          </table:table-cell>
          <table:table-cell table:formula="of:=-360*[.G22]/((1/[.A22])*10^9)" office:value-type="float" office:value="-4.536" calcext:value-type="float">
            <text:p>-4,54</text:p>
          </table:table-cell>
          <table:table-cell table:formula="of:=[.D22]/[.C22]" office:value-type="float" office:value="3.2813487881981" calcext:value-type="float">
            <text:p>3,28</text:p>
          </table:table-cell>
          <table:table-cell table:formula="of:=20*LOG([.J22])" office:value-type="float" office:value="10.3210479160962" calcext:value-type="float">
            <text:p>10,32</text:p>
          </table:table-cell>
          <table:table-cell table:formula="of:=[.F22]/[.E22]" office:value-type="float" office:value="3.32369942196532" calcext:value-type="float">
            <text:p>3,32</text:p>
          </table:table-cell>
          <table:table-cell table:formula="of:=20*LOG([.L22])" office:value-type="float" office:value="10.4324348312167" calcext:value-type="float">
            <text:p>10,43</text:p>
          </table:table-cell>
          <table:table-cell/>
          <table:table-cell office:value-type="float" office:value="9000" calcext:value-type="float">
            <text:p>9000</text:p>
          </table:table-cell>
          <table:table-cell table:formula="of:=2*PI()*[.O22]" office:value-type="float" office:value="56548.6677646163" calcext:value-type="float">
            <text:p>56548,6677646163</text:p>
          </table:table-cell>
          <table:table-cell table:formula="of:=-ABS([.R22])" office:value-type="float" office:value="-0.022725" calcext:value-type="float">
            <text:p>-0,022725</text:p>
          </table:table-cell>
          <table:table-cell office:value-type="float" office:value="0.022725" calcext:value-type="float">
            <text:p>0,022725</text:p>
          </table:table-cell>
          <table:table-cell table:formula="of:=-([.Q22]/[.P22])*10^9" office:value-type="float" office:value="401.866231307036" calcext:value-type="float">
            <text:p>401,866231307036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formula="of:=2*PI()*[.A23]" office:value-type="float" office:value="251327.412287183" calcext:value-type="float">
            <text:p>251327,412</text:p>
          </table:table-cell>
          <table:table-cell office:value-type="float" office:value="946" calcext:value-type="float">
            <text:p>946</text:p>
          </table:table-cell>
          <table:table-cell office:value-type="float" office:value="3125" calcext:value-type="float">
            <text:p>3125</text:p>
          </table:table-cell>
          <table:table-cell office:value-type="float" office:value="346" calcext:value-type="float">
            <text:p>346</text:p>
          </table:table-cell>
          <table:table-cell office:value-type="float" office:value="1160" calcext:value-type="float">
            <text:p>1160</text:p>
          </table:table-cell>
          <table:table-cell office:value-type="float" office:value="420" calcext:value-type="float">
            <text:p>420</text:p>
          </table:table-cell>
          <table:table-cell table:formula="of:=-([.G23]*10^(-9))*[.A23]*2*PI()" office:value-type="float" office:value="-0.105557513160617" calcext:value-type="float">
            <text:p>-0,1056</text:p>
          </table:table-cell>
          <table:table-cell table:formula="of:=-360*[.G23]/((1/[.A23])*10^9)" office:value-type="float" office:value="-6.048" calcext:value-type="float">
            <text:p>-6,05</text:p>
          </table:table-cell>
          <table:table-cell table:formula="of:=[.D23]/[.C23]" office:value-type="float" office:value="3.30338266384778" calcext:value-type="float">
            <text:p>3,30</text:p>
          </table:table-cell>
          <table:table-cell table:formula="of:=20*LOG([.J23])" office:value-type="float" office:value="10.379177705566" calcext:value-type="float">
            <text:p>10,38</text:p>
          </table:table-cell>
          <table:table-cell table:formula="of:=[.F23]/[.E23]" office:value-type="float" office:value="3.35260115606936" calcext:value-type="float">
            <text:p>3,35</text:p>
          </table:table-cell>
          <table:table-cell table:formula="of:=20*LOG([.L23])" office:value-type="float" office:value="10.5076378086828" calcext:value-type="float">
            <text:p>10,51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2*PI()*[.O23]" office:value-type="float" office:value="62831.8530717959" calcext:value-type="float">
            <text:p>62831,8530717959</text:p>
          </table:table-cell>
          <table:table-cell table:formula="of:=-ABS([.R23])" office:value-type="float" office:value="-0.025588" calcext:value-type="float">
            <text:p>-0,025588</text:p>
          </table:table-cell>
          <table:table-cell office:value-type="float" office:value="0.025588" calcext:value-type="float">
            <text:p>0,025588</text:p>
          </table:table-cell>
          <table:table-cell table:formula="of:=-([.Q23]/[.P23])*10^9" office:value-type="float" office:value="407.245668383542" calcext:value-type="float">
            <text:p>407,24566838354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2*PI()*[.A24]" office:value-type="float" office:value="314159.265358979" calcext:value-type="float">
            <text:p>314159,265</text:p>
          </table:table-cell>
          <table:table-cell office:value-type="float" office:value="947" calcext:value-type="float">
            <text:p>947</text:p>
          </table:table-cell>
          <table:table-cell office:value-type="float" office:value="3125" calcext:value-type="float">
            <text:p>3125</text:p>
          </table:table-cell>
          <table:table-cell office:value-type="float" office:value="346" calcext:value-type="float">
            <text:p>346</text:p>
          </table:table-cell>
          <table:table-cell office:value-type="float" office:value="1160" calcext:value-type="float">
            <text:p>1160</text:p>
          </table:table-cell>
          <table:table-cell office:value-type="float" office:value="440" calcext:value-type="float">
            <text:p>440</text:p>
          </table:table-cell>
          <table:table-cell table:formula="of:=-([.G24]*10^(-9))*[.A24]*2*PI()" office:value-type="float" office:value="-0.138230076757951" calcext:value-type="float">
            <text:p>-0,1382</text:p>
          </table:table-cell>
          <table:table-cell table:formula="of:=-360*[.G24]/((1/[.A24])*10^9)" office:value-type="float" office:value="-7.92" calcext:value-type="float">
            <text:p>-7,92</text:p>
          </table:table-cell>
          <table:table-cell table:formula="of:=[.D24]/[.C24]" office:value-type="float" office:value="3.29989440337909" calcext:value-type="float">
            <text:p>3,30</text:p>
          </table:table-cell>
          <table:table-cell table:formula="of:=20*LOG([.J24])" office:value-type="float" office:value="10.3700008535364" calcext:value-type="float">
            <text:p>10,37</text:p>
          </table:table-cell>
          <table:table-cell table:formula="of:=[.F24]/[.E24]" office:value-type="float" office:value="3.35260115606936" calcext:value-type="float">
            <text:p>3,35</text:p>
          </table:table-cell>
          <table:table-cell table:formula="of:=20*LOG([.L24])" office:value-type="float" office:value="10.5076378086828" calcext:value-type="float">
            <text:p>10,51</text:p>
          </table:table-cell>
          <table:table-cell/>
          <table:table-cell office:value-type="float" office:value="11000" calcext:value-type="float">
            <text:p>11000</text:p>
          </table:table-cell>
          <table:table-cell table:formula="of:=2*PI()*[.O24]" office:value-type="float" office:value="69115.0383789754" calcext:value-type="float">
            <text:p>69115,0383789754</text:p>
          </table:table-cell>
          <table:table-cell table:formula="of:=-ABS([.R24])" office:value-type="float" office:value="-0.029878" calcext:value-type="float">
            <text:p>-0,029878</text:p>
          </table:table-cell>
          <table:table-cell office:value-type="float" office:value="0.029878" calcext:value-type="float">
            <text:p>0,029878</text:p>
          </table:table-cell>
          <table:table-cell table:formula="of:=-([.Q24]/[.P24])*10^9" office:value-type="float" office:value="432.293762699968" calcext:value-type="float">
            <text:p>432,29376269996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formula="of:=2*PI()*[.A25]" office:value-type="float" office:value="376991.118430775" calcext:value-type="float">
            <text:p>376991,118</text:p>
          </table:table-cell>
          <table:table-cell office:value-type="float" office:value="945" calcext:value-type="float">
            <text:p>945</text:p>
          </table:table-cell>
          <table:table-cell office:value-type="float" office:value="3136" calcext:value-type="float">
            <text:p>3136</text:p>
          </table:table-cell>
          <table:table-cell office:value-type="float" office:value="346" calcext:value-type="float">
            <text:p>346</text:p>
          </table:table-cell>
          <table:table-cell office:value-type="float" office:value="1160" calcext:value-type="float">
            <text:p>1160</text:p>
          </table:table-cell>
          <table:table-cell office:value-type="float" office:value="470" calcext:value-type="float">
            <text:p>470</text:p>
          </table:table-cell>
          <table:table-cell table:formula="of:=-([.G25]*10^(-9))*[.A25]*2*PI()" office:value-type="float" office:value="-0.177185825662464" calcext:value-type="float">
            <text:p>-0,1772</text:p>
          </table:table-cell>
          <table:table-cell table:formula="of:=-360*[.G25]/((1/[.A25])*10^9)" office:value-type="float" office:value="-10.152" calcext:value-type="float">
            <text:p>-10,15</text:p>
          </table:table-cell>
          <table:table-cell table:formula="of:=[.D25]/[.C25]" office:value-type="float" office:value="3.31851851851852" calcext:value-type="float">
            <text:p>3,32</text:p>
          </table:table-cell>
          <table:table-cell table:formula="of:=20*LOG([.J25])" office:value-type="float" office:value="10.4188849100628" calcext:value-type="float">
            <text:p>10,42</text:p>
          </table:table-cell>
          <table:table-cell table:formula="of:=[.F25]/[.E25]" office:value-type="float" office:value="3.35260115606936" calcext:value-type="float">
            <text:p>3,35</text:p>
          </table:table-cell>
          <table:table-cell table:formula="of:=20*LOG([.L25])" office:value-type="float" office:value="10.5076378086828" calcext:value-type="float">
            <text:p>10,51</text:p>
          </table:table-cell>
          <table:table-cell/>
          <table:table-cell office:value-type="float" office:value="12000" calcext:value-type="float">
            <text:p>12000</text:p>
          </table:table-cell>
          <table:table-cell table:formula="of:=2*PI()*[.O25]" office:value-type="float" office:value="75398.223686155" calcext:value-type="float">
            <text:p>75398,223686155</text:p>
          </table:table-cell>
          <table:table-cell table:formula="of:=-ABS([.R25])" office:value-type="float" office:value="-0.034012" calcext:value-type="float">
            <text:p>-0,034012</text:p>
          </table:table-cell>
          <table:table-cell office:value-type="float" office:value="0.034012" calcext:value-type="float">
            <text:p>0,034012</text:p>
          </table:table-cell>
          <table:table-cell table:formula="of:=-([.Q25]/[.P25])*10^9" office:value-type="float" office:value="451.098160370129" calcext:value-type="float">
            <text:p>451,098160370129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formula="of:=2*PI()*[.A26]" office:value-type="float" office:value="439822.971502571" calcext:value-type="float">
            <text:p>439822,972</text:p>
          </table:table-cell>
          <table:table-cell office:value-type="float" office:value="943" calcext:value-type="float">
            <text:p>943</text:p>
          </table:table-cell>
          <table:table-cell office:value-type="float" office:value="3125" calcext:value-type="float">
            <text:p>3125</text:p>
          </table:table-cell>
          <table:table-cell office:value-type="float" office:value="346" calcext:value-type="float">
            <text:p>346</text:p>
          </table:table-cell>
          <table:table-cell office:value-type="float" office:value="1160" calcext:value-type="float">
            <text:p>1160</text:p>
          </table:table-cell>
          <table:table-cell office:value-type="float" office:value="510" calcext:value-type="float">
            <text:p>510</text:p>
          </table:table-cell>
          <table:table-cell table:formula="of:=-([.G26]*10^(-9))*[.A26]*2*PI()" office:value-type="float" office:value="-0.224309715466311" calcext:value-type="float">
            <text:p>-0,2243</text:p>
          </table:table-cell>
          <table:table-cell table:formula="of:=-360*[.G26]/((1/[.A26])*10^9)" office:value-type="float" office:value="-12.852" calcext:value-type="float">
            <text:p>-12,85</text:p>
          </table:table-cell>
          <table:table-cell table:formula="of:=[.D26]/[.C26]" office:value-type="float" office:value="3.31389183457052" calcext:value-type="float">
            <text:p>3,31</text:p>
          </table:table-cell>
          <table:table-cell table:formula="of:=20*LOG([.J26])" office:value-type="float" office:value="10.4067665788553" calcext:value-type="float">
            <text:p>10,41</text:p>
          </table:table-cell>
          <table:table-cell table:formula="of:=[.F26]/[.E26]" office:value-type="float" office:value="3.35260115606936" calcext:value-type="float">
            <text:p>3,35</text:p>
          </table:table-cell>
          <table:table-cell table:formula="of:=20*LOG([.L26])" office:value-type="float" office:value="10.5076378086828" calcext:value-type="float">
            <text:p>10,51</text:p>
          </table:table-cell>
          <table:table-cell/>
          <table:table-cell office:value-type="float" office:value="13000" calcext:value-type="float">
            <text:p>13000</text:p>
          </table:table-cell>
          <table:table-cell table:formula="of:=2*PI()*[.O26]" office:value-type="float" office:value="81681.4089933346" calcext:value-type="float">
            <text:p>81681,4089933346</text:p>
          </table:table-cell>
          <table:table-cell table:formula="of:=-ABS([.R26])" office:value-type="float" office:value="-0.034594" calcext:value-type="float">
            <text:p>-0,034594</text:p>
          </table:table-cell>
          <table:table-cell office:value-type="float" office:value="0.034594" calcext:value-type="float">
            <text:p>0,034594</text:p>
          </table:table-cell>
          <table:table-cell table:formula="of:=-([.Q26]/[.P26])*10^9" office:value-type="float" office:value="423.523546255464" calcext:value-type="float">
            <text:p>423,523546255464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formula="of:=2*PI()*[.A27]" office:value-type="float" office:value="502654.824574367" calcext:value-type="float">
            <text:p>502654,825</text:p>
          </table:table-cell>
          <table:table-cell office:value-type="float" office:value="945" calcext:value-type="float">
            <text:p>945</text:p>
          </table:table-cell>
          <table:table-cell office:value-type="float" office:value="3136" calcext:value-type="float">
            <text:p>3136</text:p>
          </table:table-cell>
          <table:table-cell office:value-type="float" office:value="345" calcext:value-type="float">
            <text:p>345</text:p>
          </table:table-cell>
          <table:table-cell office:value-type="float" office:value="1160" calcext:value-type="float">
            <text:p>1160</text:p>
          </table:table-cell>
          <table:table-cell office:value-type="float" office:value="560" calcext:value-type="float">
            <text:p>560</text:p>
          </table:table-cell>
          <table:table-cell table:formula="of:=-([.G27]*10^(-9))*[.A27]*2*PI()" office:value-type="float" office:value="-0.281486701761646" calcext:value-type="float">
            <text:p>-0,2815</text:p>
          </table:table-cell>
          <table:table-cell table:formula="of:=-360*[.G27]/((1/[.A27])*10^9)" office:value-type="float" office:value="-16.128" calcext:value-type="float">
            <text:p>-16,13</text:p>
          </table:table-cell>
          <table:table-cell table:formula="of:=[.D27]/[.C27]" office:value-type="float" office:value="3.31851851851852" calcext:value-type="float">
            <text:p>3,32</text:p>
          </table:table-cell>
          <table:table-cell table:formula="of:=20*LOG([.J27])" office:value-type="float" office:value="10.4188849100628" calcext:value-type="float">
            <text:p>10,42</text:p>
          </table:table-cell>
          <table:table-cell table:formula="of:=[.F27]/[.E27]" office:value-type="float" office:value="3.36231884057971" calcext:value-type="float">
            <text:p>3,36</text:p>
          </table:table-cell>
          <table:table-cell table:formula="of:=20*LOG([.L27])" office:value-type="float" office:value="10.5327778830729" calcext:value-type="float">
            <text:p>10,53</text:p>
          </table:table-cell>
          <table:table-cell/>
          <table:table-cell office:value-type="float" office:value="14000" calcext:value-type="float">
            <text:p>14000</text:p>
          </table:table-cell>
          <table:table-cell table:formula="of:=2*PI()*[.O27]" office:value-type="float" office:value="87964.5943005142" calcext:value-type="float">
            <text:p>87964,5943005142</text:p>
          </table:table-cell>
          <table:table-cell table:formula="of:=-ABS([.R27])" office:value-type="float" office:value="-0.035189" calcext:value-type="float">
            <text:p>-0,035189</text:p>
          </table:table-cell>
          <table:table-cell office:value-type="float" office:value="0.035189" calcext:value-type="float">
            <text:p>0,035189</text:p>
          </table:table-cell>
          <table:table-cell table:formula="of:=-([.Q27]/[.P27])*10^9" office:value-type="float" office:value="400.035949461479" calcext:value-type="float">
            <text:p>400,035949461479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formula="of:=2*PI()*[.A28]" office:value-type="float" office:value="565486.677646163" calcext:value-type="float">
            <text:p>565486,678</text:p>
          </table:table-cell>
          <table:table-cell office:value-type="float" office:value="945" calcext:value-type="float">
            <text:p>945</text:p>
          </table:table-cell>
          <table:table-cell office:value-type="float" office:value="3125" calcext:value-type="float">
            <text:p>3125</text:p>
          </table:table-cell>
          <table:table-cell office:value-type="float" office:value="345" calcext:value-type="float">
            <text:p>345</text:p>
          </table:table-cell>
          <table:table-cell office:value-type="float" office:value="1140" calcext:value-type="float">
            <text:p>1140</text:p>
          </table:table-cell>
          <table:table-cell office:value-type="float" office:value="630" calcext:value-type="float">
            <text:p>630</text:p>
          </table:table-cell>
          <table:table-cell table:formula="of:=-([.G28]*10^(-9))*[.A28]*2*PI()" office:value-type="float" office:value="-0.356256606917083" calcext:value-type="float">
            <text:p>-0,3563</text:p>
          </table:table-cell>
          <table:table-cell table:formula="of:=-360*[.G28]/((1/[.A28])*10^9)" office:value-type="float" office:value="-20.412" calcext:value-type="float">
            <text:p>-20,41</text:p>
          </table:table-cell>
          <table:table-cell table:formula="of:=[.D28]/[.C28]" office:value-type="float" office:value="3.30687830687831" calcext:value-type="float">
            <text:p>3,31</text:p>
          </table:table-cell>
          <table:table-cell table:formula="of:=20*LOG([.J28])" office:value-type="float" office:value="10.3883642634166" calcext:value-type="float">
            <text:p>10,39</text:p>
          </table:table-cell>
          <table:table-cell table:formula="of:=[.F28]/[.E28]" office:value-type="float" office:value="3.30434782608696" calcext:value-type="float">
            <text:p>3,30</text:p>
          </table:table-cell>
          <table:table-cell table:formula="of:=20*LOG([.L28])" office:value-type="float" office:value="10.381715125264" calcext:value-type="float">
            <text:p>10,38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2*PI()*[.O28]" office:value-type="float" office:value="94247.7796076938" calcext:value-type="float">
            <text:p>94247,7796076938</text:p>
          </table:table-cell>
          <table:table-cell table:formula="of:=-ABS([.R28])" office:value-type="float" office:value="-0.037745" calcext:value-type="float">
            <text:p>-0,037745</text:p>
          </table:table-cell>
          <table:table-cell office:value-type="float" office:value="0.037745" calcext:value-type="float">
            <text:p>0,037745</text:p>
          </table:table-cell>
          <table:table-cell table:formula="of:=-([.Q28]/[.P28])*10^9" office:value-type="float" office:value="400.486888466906" calcext:value-type="float">
            <text:p>400,48688846690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2*PI()*[.A29]" office:value-type="float" office:value="628318.530717959" calcext:value-type="float">
            <text:p>628318,531</text:p>
          </table:table-cell>
          <table:table-cell office:value-type="float" office:value="941" calcext:value-type="float">
            <text:p>941</text:p>
          </table:table-cell>
          <table:table-cell office:value-type="float" office:value="3114" calcext:value-type="float">
            <text:p>3114</text:p>
          </table:table-cell>
          <table:table-cell office:value-type="float" office:value="345" calcext:value-type="float">
            <text:p>345</text:p>
          </table:table-cell>
          <table:table-cell office:value-type="float" office:value="1110" calcext:value-type="float">
            <text:p>1110</text:p>
          </table:table-cell>
          <table:table-cell office:value-type="float" office:value="730" calcext:value-type="float">
            <text:p>730</text:p>
          </table:table-cell>
          <table:table-cell table:formula="of:=-([.G29]*10^(-9))*[.A29]*2*PI()" office:value-type="float" office:value="-0.45867252742411" calcext:value-type="float">
            <text:p>-0,4587</text:p>
          </table:table-cell>
          <table:table-cell table:formula="of:=-360*[.G29]/((1/[.A29])*10^9)" office:value-type="float" office:value="-26.28" calcext:value-type="float">
            <text:p>-26,28</text:p>
          </table:table-cell>
          <table:table-cell table:formula="of:=[.D29]/[.C29]" office:value-type="float" office:value="3.30924548352816" calcext:value-type="float">
            <text:p>3,31</text:p>
          </table:table-cell>
          <table:table-cell table:formula="of:=20*LOG([.J29])" office:value-type="float" office:value="10.3945796960969" calcext:value-type="float">
            <text:p>10,39</text:p>
          </table:table-cell>
          <table:table-cell table:formula="of:=[.F29]/[.E29]" office:value-type="float" office:value="3.21739130434783" calcext:value-type="float">
            <text:p>3,22</text:p>
          </table:table-cell>
          <table:table-cell table:formula="of:=20*LOG([.L29])" office:value-type="float" office:value="10.1500776742677" calcext:value-type="float">
            <text:p>10,15</text:p>
          </table:table-cell>
          <table:table-cell/>
          <table:table-cell office:value-type="float" office:value="16000" calcext:value-type="float">
            <text:p>16000</text:p>
          </table:table-cell>
          <table:table-cell table:formula="of:=2*PI()*[.O29]" office:value-type="float" office:value="100530.964914873" calcext:value-type="float">
            <text:p>100530,964914873</text:p>
          </table:table-cell>
          <table:table-cell table:formula="of:=-ABS([.R29])" office:value-type="float" office:value="-0.04436" calcext:value-type="float">
            <text:p>-0,04436</text:p>
          </table:table-cell>
          <table:table-cell office:value-type="float" office:value="0.04436" calcext:value-type="float">
            <text:p>0,04436</text:p>
          </table:table-cell>
          <table:table-cell table:formula="of:=-([.Q29]/[.P29])*10^9" office:value-type="float" office:value="441.25707972228" calcext:value-type="float">
            <text:p>441,25707972228</text:p>
          </table:table-cell>
        </table:table-row>
        <table:table-row table:style-name="ro1">
          <table:table-cell office:value-type="float" office:value="125000" calcext:value-type="float">
            <text:p>125000</text:p>
          </table:table-cell>
          <table:table-cell table:formula="of:=2*PI()*[.A30]" office:value-type="float" office:value="785398.163397448" calcext:value-type="float">
            <text:p>785398,163</text:p>
          </table:table-cell>
          <table:table-cell office:value-type="float" office:value="944" calcext:value-type="float">
            <text:p>944</text:p>
          </table:table-cell>
          <table:table-cell office:value-type="float" office:value="2816" calcext:value-type="float">
            <text:p>2816</text:p>
          </table:table-cell>
          <table:table-cell office:value-type="float" office:value="345" calcext:value-type="float">
            <text:p>345</text:p>
          </table:table-cell>
          <table:table-cell office:value-type="float" office:value="956" calcext:value-type="float">
            <text:p>956</text:p>
          </table:table-cell>
          <table:table-cell office:value-type="float" office:value="985" calcext:value-type="float">
            <text:p>985</text:p>
          </table:table-cell>
          <table:table-cell table:formula="of:=-([.G30]*10^(-9))*[.A30]*2*PI()" office:value-type="float" office:value="-0.773617190946487" calcext:value-type="float">
            <text:p>-0,7736</text:p>
          </table:table-cell>
          <table:table-cell table:formula="of:=-360*[.G30]/((1/[.A30])*10^9)" office:value-type="float" office:value="-44.325" calcext:value-type="float">
            <text:p>-44,33</text:p>
          </table:table-cell>
          <table:table-cell table:formula="of:=[.D30]/[.C30]" office:value-type="float" office:value="2.98305084745763" calcext:value-type="float">
            <text:p>2,98</text:p>
          </table:table-cell>
          <table:table-cell table:formula="of:=20*LOG([.J30])" office:value-type="float" office:value="9.49321312344011" calcext:value-type="float">
            <text:p>9,49</text:p>
          </table:table-cell>
          <table:table-cell table:formula="of:=[.F30]/[.E30]" office:value-type="float" office:value="2.77101449275362" calcext:value-type="float">
            <text:p>2,77</text:p>
          </table:table-cell>
          <table:table-cell table:formula="of:=20*LOG([.L30])" office:value-type="float" office:value="8.85277594405652" calcext:value-type="float">
            <text:p>8,85</text:p>
          </table:table-cell>
          <table:table-cell table:number-columns-repeated="6"/>
        </table:table-row>
        <table:table-row table:style-name="ro1">
          <table:table-cell office:value-type="float" office:value="150000" calcext:value-type="float">
            <text:p>150000</text:p>
          </table:table-cell>
          <table:table-cell table:formula="of:=2*PI()*[.A31]" office:value-type="float" office:value="942477.796076938" calcext:value-type="float">
            <text:p>942477,796</text:p>
          </table:table-cell>
          <table:table-cell office:value-type="float" office:value="939" calcext:value-type="float">
            <text:p>939</text:p>
          </table:table-cell>
          <table:table-cell office:value-type="float" office:value="2372" calcext:value-type="float">
            <text:p>2372</text:p>
          </table:table-cell>
          <table:table-cell office:value-type="float" office:value="345" calcext:value-type="float">
            <text:p>345</text:p>
          </table:table-cell>
          <table:table-cell office:value-type="float" office:value="804" calcext:value-type="float">
            <text:p>804</text:p>
          </table:table-cell>
          <table:table-cell office:value-type="float" office:value="1070" calcext:value-type="float">
            <text:p>1070</text:p>
          </table:table-cell>
          <table:table-cell table:formula="of:=-([.G31]*10^(-9))*[.A31]*2*PI()" office:value-type="float" office:value="-1.00845124180232" calcext:value-type="float">
            <text:p>-1,0085</text:p>
          </table:table-cell>
          <table:table-cell table:formula="of:=-360*[.G31]/((1/[.A31])*10^9)" office:value-type="float" office:value="-57.78" calcext:value-type="float">
            <text:p>-57,78</text:p>
          </table:table-cell>
          <table:table-cell table:formula="of:=[.D31]/[.C31]" office:value-type="float" office:value="2.52609158679446" calcext:value-type="float">
            <text:p>2,53</text:p>
          </table:table-cell>
          <table:table-cell table:formula="of:=20*LOG([.J31])" office:value-type="float" office:value="8.04898184852228" calcext:value-type="float">
            <text:p>8,05</text:p>
          </table:table-cell>
          <table:table-cell table:formula="of:=[.F31]/[.E31]" office:value-type="float" office:value="2.3304347826087" calcext:value-type="float">
            <text:p>2,33</text:p>
          </table:table-cell>
          <table:table-cell table:formula="of:=20*LOG([.L31])" office:value-type="float" office:value="7.34873907350354" calcext:value-type="float">
            <text:p>7,35</text:p>
          </table:table-cell>
          <table:table-cell table:number-columns-repeated="6"/>
        </table:table-row>
        <table:table-row table:style-name="ro1">
          <table:table-cell office:value-type="float" office:value="175000" calcext:value-type="float">
            <text:p>175000</text:p>
          </table:table-cell>
          <table:table-cell table:formula="of:=2*PI()*[.A32]" office:value-type="float" office:value="1099557.42875643" calcext:value-type="float">
            <text:p>1099557,429</text:p>
          </table:table-cell>
          <table:table-cell office:value-type="float" office:value="947" calcext:value-type="float">
            <text:p>947</text:p>
          </table:table-cell>
          <table:table-cell office:value-type="float" office:value="2042" calcext:value-type="float">
            <text:p>2042</text:p>
          </table:table-cell>
          <table:table-cell office:value-type="float" office:value="345" calcext:value-type="float">
            <text:p>345</text:p>
          </table:table-cell>
          <table:table-cell office:value-type="float" office:value="687" calcext:value-type="float">
            <text:p>687</text:p>
          </table:table-cell>
          <table:table-cell office:value-type="float" office:value="1070" calcext:value-type="float">
            <text:p>1070</text:p>
          </table:table-cell>
          <table:table-cell table:formula="of:=-([.G32]*10^(-9))*[.A32]*2*PI()" office:value-type="float" office:value="-1.17652644876938" calcext:value-type="float">
            <text:p>-1,1765</text:p>
          </table:table-cell>
          <table:table-cell table:formula="of:=-360*[.G32]/((1/[.A32])*10^9)" office:value-type="float" office:value="-67.41" calcext:value-type="float">
            <text:p>-67,41</text:p>
          </table:table-cell>
          <table:table-cell table:formula="of:=[.D32]/[.C32]" office:value-type="float" office:value="2.15628299894403" calcext:value-type="float">
            <text:p>2,16</text:p>
          </table:table-cell>
          <table:table-cell table:formula="of:=20*LOG([.J32])" office:value-type="float" office:value="6.67411517495236" calcext:value-type="float">
            <text:p>6,67</text:p>
          </table:table-cell>
          <table:table-cell table:formula="of:=[.F32]/[.E32]" office:value-type="float" office:value="1.99130434782609" calcext:value-type="float">
            <text:p>1,99</text:p>
          </table:table-cell>
          <table:table-cell table:formula="of:=20*LOG([.L32])" office:value-type="float" office:value="5.98275283972553" calcext:value-type="float">
            <text:p>5,98</text:p>
          </table:table-cell>
          <table:table-cell table:number-columns-repeated="6"/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formula="of:=2*PI()*[.A33]" office:value-type="float" office:value="1256637.06143592" calcext:value-type="float">
            <text:p>1256637,061</text:p>
          </table:table-cell>
          <table:table-cell office:value-type="float" office:value="935" calcext:value-type="float">
            <text:p>935</text:p>
          </table:table-cell>
          <table:table-cell office:value-type="float" office:value="1763" calcext:value-type="float">
            <text:p>1763</text:p>
          </table:table-cell>
          <table:table-cell office:value-type="float" office:value="344" calcext:value-type="float">
            <text:p>344</text:p>
          </table:table-cell>
          <table:table-cell office:value-type="float" office:value="601" calcext:value-type="float">
            <text:p>601</text:p>
          </table:table-cell>
          <table:table-cell office:value-type="float" office:value="1040" calcext:value-type="float">
            <text:p>1040</text:p>
          </table:table-cell>
          <table:table-cell table:formula="of:=-([.G33]*10^(-9))*[.A33]*2*PI()" office:value-type="float" office:value="-1.30690254389335" calcext:value-type="float">
            <text:p>-1,3069</text:p>
          </table:table-cell>
          <table:table-cell table:formula="of:=-360*[.G33]/((1/[.A33])*10^9)" office:value-type="float" office:value="-74.88" calcext:value-type="float">
            <text:p>-74,88</text:p>
          </table:table-cell>
          <table:table-cell table:formula="of:=[.D33]/[.C33]" office:value-type="float" office:value="1.8855614973262" calcext:value-type="float">
            <text:p>1,89</text:p>
          </table:table-cell>
          <table:table-cell table:formula="of:=20*LOG([.J33])" office:value-type="float" office:value="5.50881402853609" calcext:value-type="float">
            <text:p>5,51</text:p>
          </table:table-cell>
          <table:table-cell table:formula="of:=[.F33]/[.E33]" office:value-type="float" office:value="1.74709302325581" calcext:value-type="float">
            <text:p>1,75</text:p>
          </table:table-cell>
          <table:table-cell table:formula="of:=20*LOG([.L33])" office:value-type="float" office:value="4.84632058862419" calcext:value-type="float">
            <text:p>4,85</text:p>
          </table:table-cell>
          <table:table-cell table:number-columns-repeated="6"/>
        </table:table-row>
        <table:table-row table:style-name="ro1">
          <table:table-cell office:value-type="float" office:value="225000" calcext:value-type="float">
            <text:p>225000</text:p>
          </table:table-cell>
          <table:table-cell table:formula="of:=2*PI()*[.A34]" office:value-type="float" office:value="1413716.69411541" calcext:value-type="float">
            <text:p>1413716,694</text:p>
          </table:table-cell>
          <table:table-cell office:value-type="float" office:value="938" calcext:value-type="float">
            <text:p>938</text:p>
          </table:table-cell>
          <table:table-cell office:value-type="float" office:value="1568" calcext:value-type="float">
            <text:p>1568</text:p>
          </table:table-cell>
          <table:table-cell office:value-type="float" office:value="344" calcext:value-type="float">
            <text:p>344</text:p>
          </table:table-cell>
          <table:table-cell office:value-type="float" office:value="532" calcext:value-type="float">
            <text:p>532</text:p>
          </table:table-cell>
          <table:table-cell office:value-type="float" office:value="995" calcext:value-type="float">
            <text:p>995</text:p>
          </table:table-cell>
          <table:table-cell table:formula="of:=-([.G34]*10^(-9))*[.A34]*2*PI()" office:value-type="float" office:value="-1.40664811064483" calcext:value-type="float">
            <text:p>-1,4066</text:p>
          </table:table-cell>
          <table:table-cell table:formula="of:=-360*[.G34]/((1/[.A34])*10^9)" office:value-type="float" office:value="-80.595" calcext:value-type="float">
            <text:p>-80,60</text:p>
          </table:table-cell>
          <table:table-cell table:formula="of:=[.D34]/[.C34]" office:value-type="float" office:value="1.67164179104478" calcext:value-type="float">
            <text:p>1,67</text:p>
          </table:table-cell>
          <table:table-cell table:formula="of:=20*LOG([.J34])" office:value-type="float" office:value="4.4628643993871" calcext:value-type="float">
            <text:p>4,46</text:p>
          </table:table-cell>
          <table:table-cell table:formula="of:=[.F34]/[.E34]" office:value-type="float" office:value="1.54651162790698" calcext:value-type="float">
            <text:p>1,55</text:p>
          </table:table-cell>
          <table:table-cell table:formula="of:=20*LOG([.L34])" office:value-type="float" office:value="3.78706379447036" calcext:value-type="float">
            <text:p>3,79</text:p>
          </table:table-cell>
          <table:table-cell table:number-columns-repeated="6"/>
        </table:table-row>
        <table:table-row table:style-name="ro1">
          <table:table-cell office:value-type="float" office:value="250000" calcext:value-type="float">
            <text:p>250000</text:p>
          </table:table-cell>
          <table:table-cell table:formula="of:=2*PI()*[.A35]" office:value-type="float" office:value="1570796.3267949" calcext:value-type="float">
            <text:p>1570796,327</text:p>
          </table:table-cell>
          <table:table-cell office:value-type="float" office:value="941" calcext:value-type="float">
            <text:p>941</text:p>
          </table:table-cell>
          <table:table-cell office:value-type="float" office:value="1392" calcext:value-type="float">
            <text:p>1392</text:p>
          </table:table-cell>
          <table:table-cell office:value-type="float" office:value="344" calcext:value-type="float">
            <text:p>344</text:p>
          </table:table-cell>
          <table:table-cell office:value-type="float" office:value="476" calcext:value-type="float">
            <text:p>476</text:p>
          </table:table-cell>
          <table:table-cell office:value-type="float" office:value="950" calcext:value-type="float">
            <text:p>950</text:p>
          </table:table-cell>
          <table:table-cell table:formula="of:=-([.G35]*10^(-9))*[.A35]*2*PI()" office:value-type="float" office:value="-1.49225651045515" calcext:value-type="float">
            <text:p>-1,4923</text:p>
          </table:table-cell>
          <table:table-cell table:formula="of:=-360*[.G35]/((1/[.A35])*10^9)" office:value-type="float" office:value="-85.5" calcext:value-type="float">
            <text:p>-85,50</text:p>
          </table:table-cell>
          <table:table-cell table:formula="of:=[.D35]/[.C35]" office:value-type="float" office:value="1.47927736450584" calcext:value-type="float">
            <text:p>1,48</text:p>
          </table:table-cell>
          <table:table-cell table:formula="of:=20*LOG([.J35])" office:value-type="float" office:value="3.40099223694573" calcext:value-type="float">
            <text:p>3,40</text:p>
          </table:table-cell>
          <table:table-cell table:formula="of:=[.F35]/[.E35]" office:value-type="float" office:value="1.38372093023256" calcext:value-type="float">
            <text:p>1,38</text:p>
          </table:table-cell>
          <table:table-cell table:formula="of:=20*LOG([.L35])" office:value-type="float" office:value="2.82097020297926" calcext:value-type="float">
            <text:p>2,82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formula="of:=AVERAGE([.J2:.J29])" office:value-type="float" office:value="3.28351345317885" calcext:value-type="float">
            <text:p>3,28</text:p>
          </table:table-cell>
          <table:table-cell/>
          <table:table-cell table:style-name="Default" table:number-columns-repeated="3"/>
          <table:table-cell table:number-columns-repeated="5"/>
        </table:table-row>
      </table:table>
      <table:table table:name="freq" table:style-name="ta1">
        <table:table-column table:style-name="co1" table:default-cell-style-name="Default"/>
        <table:table-column table:style-name="co2" table:default-cell-style-name="ce6"/>
        <table:table-column table:style-name="co1" table:default-cell-style-name="ce6"/>
        <table:table-column table:style-name="co3" table:default-cell-style-name="ce6"/>
        <table:table-row table:style-name="ro1">
          <table:table-cell office:value-type="string" calcext:value-type="string">
            <text:p>#freq</text:p>
          </table:table-cell>
          <table:table-cell table:style-name="Default" office:value-type="string" calcext:value-type="string">
            <text:p>omega</text:p>
          </table:table-cell>
          <table:table-cell table:style-name="Default" office:value-type="string" calcext:value-type="string">
            <text:p>ideal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282635903" calcext:value-type="float">
            <text:p>6,283E+00</text:p>
          </table:table-cell>
          <table:table-cell table:formula="of:=2*PI()*[.A2]" office:value-type="float" office:value="6.28318530717959" calcext:value-type="float">
            <text:p>6,283E+00</text:p>
          </table:table-cell>
          <table:table-cell table:formula="of:=[.B2]/[.C2]" office:value-type="float" office:value="0.999912559609064" calcext:value-type="float">
            <text:p>9,999E-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.413179515689" calcext:value-type="float">
            <text:p>3,141E+01</text:p>
          </table:table-cell>
          <table:table-cell table:formula="of:=2*PI()*[.A3]" office:value-type="float" office:value="31.4159265358979" calcext:value-type="float">
            <text:p>3,142E+01</text:p>
          </table:table-cell>
          <table:table-cell table:formula="of:=[.B3]/[.C3]" office:value-type="float" office:value="0.999912559630995" calcext:value-type="float">
            <text:p>9,999E-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14.150036984" calcext:value-type="float">
            <text:p>3,142E+02</text:p>
          </table:table-cell>
          <table:table-cell table:formula="of:=2*PI()*[.A4]" office:value-type="float" office:value="314.159265358979" calcext:value-type="float">
            <text:p>3,142E+02</text:p>
          </table:table-cell>
          <table:table-cell table:formula="of:=[.B4]/[.C4]" office:value-type="float" office:value="0.999970625170107" calcext:value-type="float">
            <text:p>1,000E+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28.299970479762" calcext:value-type="float">
            <text:p>6,283E+02</text:p>
          </table:table-cell>
          <table:table-cell table:formula="of:=2*PI()*[.A5]" office:value-type="float" office:value="628.318530717959" calcext:value-type="float">
            <text:p>6,283E+02</text:p>
          </table:table-cell>
          <table:table-cell table:formula="of:=[.B5]/[.C5]" office:value-type="float" office:value="0.99997046046346" calcext:value-type="float">
            <text:p>1,000E+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56.59971602846" calcext:value-type="float">
            <text:p>1,257E+03</text:p>
          </table:table-cell>
          <table:table-cell table:formula="of:=2*PI()*[.A6]" office:value-type="float" office:value="1256.63706143592" calcext:value-type="float">
            <text:p>1,257E+03</text:p>
          </table:table-cell>
          <table:table-cell table:formula="of:=[.B6]/[.C6]" office:value-type="float" office:value="0.999970281469007" calcext:value-type="float">
            <text:p>1,000E+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84.90044995857" calcext:value-type="float">
            <text:p>1,885E+03</text:p>
          </table:table-cell>
          <table:table-cell table:formula="of:=2*PI()*[.A7]" office:value-type="float" office:value="1884.95559215388" calcext:value-type="float">
            <text:p>1,885E+03</text:p>
          </table:table-cell>
          <table:table-cell table:formula="of:=[.B7]/[.C7]" office:value-type="float" office:value="0.999970746156814" calcext:value-type="float">
            <text:p>1,000E+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13.19941267969" calcext:value-type="float">
            <text:p>2,513E+03</text:p>
          </table:table-cell>
          <table:table-cell table:formula="of:=2*PI()*[.A8]" office:value-type="float" office:value="2513.27412287183" calcext:value-type="float">
            <text:p>2,513E+03</text:p>
          </table:table-cell>
          <table:table-cell table:formula="of:=[.B8]/[.C8]" office:value-type="float" office:value="0.999970273759052" calcext:value-type="float">
            <text:p>1,000E+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141.49981711476" calcext:value-type="float">
            <text:p>3,141E+03</text:p>
          </table:table-cell>
          <table:table-cell table:formula="of:=2*PI()*[.A9]" office:value-type="float" office:value="3141.59265358979" calcext:value-type="float">
            <text:p>3,142E+03</text:p>
          </table:table-cell>
          <table:table-cell table:formula="of:=[.B9]/[.C9]" office:value-type="float" office:value="0.999970449232199" calcext:value-type="float">
            <text:p>1,000E+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769.79934106274" calcext:value-type="float">
            <text:p>3,770E+03</text:p>
          </table:table-cell>
          <table:table-cell table:formula="of:=2*PI()*[.A10]" office:value-type="float" office:value="3769.91118430775" calcext:value-type="float">
            <text:p>3,770E+03</text:p>
          </table:table-cell>
          <table:table-cell table:formula="of:=[.B10]/[.C10]" office:value-type="float" office:value="0.999970332657842" calcext:value-type="float">
            <text:p>1,000E+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398.09918783246" calcext:value-type="float">
            <text:p>4,398E+03</text:p>
          </table:table-cell>
          <table:table-cell table:formula="of:=2*PI()*[.A11]" office:value-type="float" office:value="4398.22971502571" calcext:value-type="float">
            <text:p>4,398E+03</text:p>
          </table:table-cell>
          <table:table-cell table:formula="of:=[.B11]/[.C11]" office:value-type="float" office:value="0.999970322788552" calcext:value-type="float">
            <text:p>1,000E+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026.39874241" calcext:value-type="float">
            <text:p>5,026E+03</text:p>
          </table:table-cell>
          <table:table-cell table:formula="of:=2*PI()*[.A12]" office:value-type="float" office:value="5026.54824574367" calcext:value-type="float">
            <text:p>5,027E+03</text:p>
          </table:table-cell>
          <table:table-cell table:formula="of:=[.B12]/[.C12]" office:value-type="float" office:value="0.999970257256797" calcext:value-type="float">
            <text:p>1,000E+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654.69931274" calcext:value-type="float">
            <text:p>5,655E+03</text:p>
          </table:table-cell>
          <table:table-cell table:formula="of:=2*PI()*[.A13]" office:value-type="float" office:value="5654.86677646163" calcext:value-type="float">
            <text:p>5,655E+03</text:p>
          </table:table-cell>
          <table:table-cell table:formula="of:=[.B13]/[.C13]" office:value-type="float" office:value="0.999970385912127" calcext:value-type="float">
            <text:p>1,000E+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282.99870459596" calcext:value-type="float">
            <text:p>6,283E+03</text:p>
          </table:table-cell>
          <table:table-cell table:formula="of:=2*PI()*[.A14]" office:value-type="float" office:value="6283.18530717959" calcext:value-type="float">
            <text:p>6,283E+03</text:p>
          </table:table-cell>
          <table:table-cell table:formula="of:=[.B14]/[.C14]" office:value-type="float" office:value="0.999970301276422" calcext:value-type="float">
            <text:p>1,000E+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565.9978785875" calcext:value-type="float">
            <text:p>1,257E+04</text:p>
          </table:table-cell>
          <table:table-cell table:formula="of:=2*PI()*[.A15]" office:value-type="float" office:value="12566.3706143592" calcext:value-type="float">
            <text:p>1,257E+04</text:p>
          </table:table-cell>
          <table:table-cell table:formula="of:=[.B15]/[.C15]" office:value-type="float" office:value="0.999970338629736" calcext:value-type="float">
            <text:p>1,000E+0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8848.9972470769" calcext:value-type="float">
            <text:p>1,885E+04</text:p>
          </table:table-cell>
          <table:table-cell table:formula="of:=2*PI()*[.A16]" office:value-type="float" office:value="18849.5559215388" calcext:value-type="float">
            <text:p>1,885E+04</text:p>
          </table:table-cell>
          <table:table-cell table:formula="of:=[.B16]/[.C16]" office:value-type="float" office:value="0.999970361399272" calcext:value-type="float">
            <text:p>1,000E+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5131.9966534109" calcext:value-type="float">
            <text:p>2,513E+04</text:p>
          </table:table-cell>
          <table:table-cell table:formula="of:=2*PI()*[.A17]" office:value-type="float" office:value="25132.7412287183" calcext:value-type="float">
            <text:p>2,513E+04</text:p>
          </table:table-cell>
          <table:table-cell table:formula="of:=[.B17]/[.C17]" office:value-type="float" office:value="0.999970374289829" calcext:value-type="float">
            <text:p>1,000E+0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1414.9957772111" calcext:value-type="float">
            <text:p>3,141E+04</text:p>
          </table:table-cell>
          <table:table-cell table:formula="of:=2*PI()*[.A18]" office:value-type="float" office:value="31415.9265358979" calcext:value-type="float">
            <text:p>3,142E+04</text:p>
          </table:table-cell>
          <table:table-cell table:formula="of:=[.B18]/[.C18]" office:value-type="float" office:value="0.999970373030833" calcext:value-type="float">
            <text:p>1,000E+0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7697.9944509916" calcext:value-type="float">
            <text:p>3,770E+04</text:p>
          </table:table-cell>
          <table:table-cell table:formula="of:=2*PI()*[.A19]" office:value-type="float" office:value="37699.1118430775" calcext:value-type="float">
            <text:p>3,770E+04</text:p>
          </table:table-cell>
          <table:table-cell table:formula="of:=[.B19]/[.C19]" office:value-type="float" office:value="0.999970360254359" calcext:value-type="float">
            <text:p>1,000E+0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3980.9933072315" calcext:value-type="float">
            <text:p>4,398E+04</text:p>
          </table:table-cell>
          <table:table-cell table:formula="of:=2*PI()*[.A20]" office:value-type="float" office:value="43982.2971502571" calcext:value-type="float">
            <text:p>4,398E+04</text:p>
          </table:table-cell>
          <table:table-cell table:formula="of:=[.B20]/[.C20]" office:value-type="float" office:value="0.99997035527678" calcext:value-type="float">
            <text:p>1,000E+0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50263.9918308883" calcext:value-type="float">
            <text:p>5,026E+04</text:p>
          </table:table-cell>
          <table:table-cell table:formula="of:=2*PI()*[.A21]" office:value-type="float" office:value="50265.4824574367" calcext:value-type="float">
            <text:p>5,027E+04</text:p>
          </table:table-cell>
          <table:table-cell table:formula="of:=[.B21]/[.C21]" office:value-type="float" office:value="0.999970344927065" calcext:value-type="float">
            <text:p>1,000E+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56546.9898447047" calcext:value-type="float">
            <text:p>5,655E+04</text:p>
          </table:table-cell>
          <table:table-cell table:formula="of:=2*PI()*[.A22]" office:value-type="float" office:value="56548.6677646163" calcext:value-type="float">
            <text:p>5,655E+04</text:p>
          </table:table-cell>
          <table:table-cell table:formula="of:=[.B22]/[.C22]" office:value-type="float" office:value="0.999970327861329" calcext:value-type="float">
            <text:p>1,000E+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2829.989653527" calcext:value-type="float">
            <text:p>6,283E+04</text:p>
          </table:table-cell>
          <table:table-cell table:formula="of:=2*PI()*[.A23]" office:value-type="float" office:value="62831.8530717959" calcext:value-type="float">
            <text:p>6,283E+04</text:p>
          </table:table-cell>
          <table:table-cell table:formula="of:=[.B23]/[.C23]" office:value-type="float" office:value="0.999970342777146" calcext:value-type="float">
            <text:p>1,000E+00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69112.9886188797" calcext:value-type="float">
            <text:p>6,911E+04</text:p>
          </table:table-cell>
          <table:table-cell table:formula="of:=2*PI()*[.A24]" office:value-type="float" office:value="69115.0383789754" calcext:value-type="float">
            <text:p>6,912E+04</text:p>
          </table:table-cell>
          <table:table-cell table:formula="of:=[.B24]/[.C24]" office:value-type="float" office:value="0.999970342777146" calcext:value-type="float">
            <text:p>1,000E+00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75395.9988936201" calcext:value-type="float">
            <text:p>7,540E+04</text:p>
          </table:table-cell>
          <table:table-cell table:formula="of:=2*PI()*[.A25]" office:value-type="float" office:value="75398.223686155" calcext:value-type="float">
            <text:p>7,540E+04</text:p>
          </table:table-cell>
          <table:table-cell table:formula="of:=[.B25]/[.C25]" office:value-type="float" office:value="0.999970492772559" calcext:value-type="float">
            <text:p>1,000E+00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81678.9881881631" calcext:value-type="float">
            <text:p>8,168E+04</text:p>
          </table:table-cell>
          <table:table-cell table:formula="of:=2*PI()*[.A26]" office:value-type="float" office:value="81681.4089933346" calcext:value-type="float">
            <text:p>8,168E+04</text:p>
          </table:table-cell>
          <table:table-cell table:formula="of:=[.B26]/[.C26]" office:value-type="float" office:value="0.999970362837745" calcext:value-type="float">
            <text:p>1,000E+00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87961.9863992173" calcext:value-type="float">
            <text:p>8,796E+04</text:p>
          </table:table-cell>
          <table:table-cell table:formula="of:=2*PI()*[.A27]" office:value-type="float" office:value="87964.5943005142" calcext:value-type="float">
            <text:p>8,796E+04</text:p>
          </table:table-cell>
          <table:table-cell table:formula="of:=[.B27]/[.C27]" office:value-type="float" office:value="0.999970352829822" calcext:value-type="float">
            <text:p>1,000E+0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94244.9854277332" calcext:value-type="float">
            <text:p>9,424E+04</text:p>
          </table:table-cell>
          <table:table-cell table:formula="of:=2*PI()*[.A28]" office:value-type="float" office:value="94247.7796076938" calcext:value-type="float">
            <text:p>9,425E+04</text:p>
          </table:table-cell>
          <table:table-cell table:formula="of:=[.B28]/[.C28]" office:value-type="float" office:value="0.999970352829826" calcext:value-type="float">
            <text:p>1,000E+00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00528.003556553" calcext:value-type="float">
            <text:p>1,005E+05</text:p>
          </table:table-cell>
          <table:table-cell table:formula="of:=2*PI()*[.A29]" office:value-type="float" office:value="100530.964914873" calcext:value-type="float">
            <text:p>1,005E+05</text:p>
          </table:table-cell>
          <table:table-cell table:formula="of:=[.B29]/[.C29]" office:value-type="float" office:value="0.999970542824065" calcext:value-type="float">
            <text:p>1,000E+00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106810.984518876" calcext:value-type="float">
            <text:p>1,068E+05</text:p>
          </table:table-cell>
          <table:table-cell table:formula="of:=2*PI()*[.A30]" office:value-type="float" office:value="106814.150222053" calcext:value-type="float">
            <text:p>1,068E+05</text:p>
          </table:table-cell>
          <table:table-cell table:formula="of:=[.B30]/[.C30]" office:value-type="float" office:value="0.999970362511237" calcext:value-type="float">
            <text:p>1,000E+00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13093.979649929" calcext:value-type="float">
            <text:p>1,131E+05</text:p>
          </table:table-cell>
          <table:table-cell table:formula="of:=2*PI()*[.A31]" office:value-type="float" office:value="113097.335529233" calcext:value-type="float">
            <text:p>1,131E+05</text:p>
          </table:table-cell>
          <table:table-cell table:formula="of:=[.B31]/[.C31]" office:value-type="float" office:value="0.999970327512246" calcext:value-type="float">
            <text:p>1,000E+00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119377.022091976" calcext:value-type="float">
            <text:p>1,194E+05</text:p>
          </table:table-cell>
          <table:table-cell table:formula="of:=2*PI()*[.A32]" office:value-type="float" office:value="119380.520836412" calcext:value-type="float">
            <text:p>1,194E+05</text:p>
          </table:table-cell>
          <table:table-cell table:formula="of:=[.B32]/[.C32]" office:value-type="float" office:value="0.999970692501493" calcext:value-type="float">
            <text:p>1,000E+0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25659.978430757" calcext:value-type="float">
            <text:p>1,257E+05</text:p>
          </table:table-cell>
          <table:table-cell table:formula="of:=2*PI()*[.A33]" office:value-type="float" office:value="125663.706143592" calcext:value-type="float">
            <text:p>1,257E+05</text:p>
          </table:table-cell>
          <table:table-cell table:formula="of:=[.B33]/[.C33]" office:value-type="float" office:value="0.999970335803796" calcext:value-type="float">
            <text:p>1,000E+00</text:p>
          </table:table-cell>
        </table:table-row>
        <table:table-row table:style-name="ro1">
          <table:table-cell table:number-columns-repeated="3"/>
          <table:table-cell table:style-name="ce8" table:formula="of:=AVERAGE([.D4:.D33])" office:value-type="float" office:value="0.999970392659622" calcext:value-type="float">
            <text:p>9,9997039E-01</text:p>
          </table:table-cell>
        </table:table-row>
      </table:table>
      <table:table table:name="plot" table:style-name="ta1">
        <table:shapes>
          <draw:frame draw:z-index="0" draw:style-name="gr1" draw:text-style-name="P1" svg:width="10.5185in" svg:height="5.9165in" svg:x="0in" svg:y="0in">
            <draw:object draw:notify-on-update-of-ranges="data.B22:data.B35 data.H22:data.H35 data.B15:data.B22 data.H15:data.H22 data.P2:data.P29 data.Q2:data.Q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5917in" svg:height="6.5201in" svg:x="0in" svg:y="5.9063in">
            <draw:object draw:notify-on-update-of-ranges="data.A2:data.A29 data.J2:data.J29 data.A29:data.A35 data.J29:data.J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3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2">
      <number:number number:decimal-places="11" number:min-decimal-places="11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18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4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13">
      <number:number number:decimal-places="16" number:min-decimal-places="16" number:min-integer-digits="1"/>
    </number:number-style>
    <number:number-style style:name="N112">
      <number:number number:decimal-places="17" number:min-decimal-places="17"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0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09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08">
      <number:number number:decimal-places="13" number:min-decimal-places="13" number:min-integer-digits="1"/>
    </number:number-style>
    <number:number-style style:name="N107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3:46:13.353147998</meta:creation-date>
    <dc:date>2023-06-22T12:48:38.281606932</dc:date>
    <meta:editing-duration>PT13H42M35S</meta:editing-duration>
    <meta:editing-cycles>28</meta:editing-cycles>
    <meta:generator>LibreOffice/7.4.5.1$Linux_X86_64 LibreOffice_project/40$Build-1</meta:generator>
    <dc:creator>Łukasz Dróżdż</dc:creator>
    <meta:document-statistic meta:table-count="3" meta:cell-count="728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4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5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minimum="100" chart:maximum="2500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5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9" style:family="chart" style:data-style-name="N114"/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718cm" svg:height="15.029cm" xlink:href=".." xlink:type="simple" chart:class="chart:scatter" chart:style-name="ch1">
        <chart:plot-area chart:style-name="ch2" table:cell-range-address="data.B22:data.B35 data.H15:data.H35 data.Q2:data.Q29" svg:x="0.534cm" svg:y="0.3cm" svg:width="25.65cm" svg:height="14.429cm">
          <chart:coordinate-region svg:x="1.923cm" svg:y="0.499cm" svg:width="24.261cm" svg:height="14.031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ata.H22:data.H35" chart:class="chart:scatter">
            <chart:domain table:cell-range-address="data.B22:data.B35"/>
            <chart:data-point chart:repeated="14"/>
          </chart:series>
          <chart:series chart:style-name="ch7" chart:values-cell-range-address="data.H15:data.H22" chart:class="chart:scatter">
            <chart:domain table:cell-range-address="data.B15:data.B22"/>
            <chart:regression-curve chart:style-name="ch8">
              <chart:equation chart:display-equation="true" chart:display-r-square="false" svg:x="6.586cm" svg:y="10.248cm" chart:style-name="ch9"/>
            </chart:regression-curve>
            <chart:data-point chart:repeated="8"/>
          </chart:series>
          <chart:series chart:style-name="ch10" chart:values-cell-range-address="data.Q2:data.Q29" chart:class="chart:scatter">
            <chart:domain table:cell-range-address="data.P2:data.P29"/>
            <chart:regression-curve chart:style-name="ch11"/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H</text:p>
              </table:table-cell>
              <table:table-cell office:value-type="string">
                <text:p>Kolumna B</text:p>
              </table:table-cell>
              <table:table-cell office:value-type="string">
                <text:p>Kolumna H</text:p>
              </table:table-cell>
              <table:table-cell office:value-type="string">
                <text:p>Kolumna P</text:p>
              </table:table-cell>
              <table:table-cell office:value-type="string">
                <text:p>Kolumna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8495.559215388">
                <text:p>188495.559215388</text:p>
                <draw:g>
                  <svg:desc>data.B22:data.B35</svg:desc>
                </draw:g>
              </table:table-cell>
              <table:table-cell office:value-type="float" office:value="-0.0791681348704628">
                <text:p>-0.0791681348704628</text:p>
                <draw:g>
                  <svg:desc>data.H22:data.H35</svg:desc>
                </draw:g>
              </table:table-cell>
              <table:table-cell office:value-type="float" office:value="31415.9265358979">
                <text:p>31415.9265358979</text:p>
                <draw:g>
                  <svg:desc>data.B15:data.B22</svg:desc>
                </draw:g>
              </table:table-cell>
              <table:table-cell office:value-type="float" office:value="-0.0119380520836412">
                <text:p>-0.0119380520836412</text:p>
                <draw:g>
                  <svg:desc>data.H15:data.H22</svg:desc>
                </draw:g>
              </table:table-cell>
              <table:table-cell office:value-type="float" office:value="6.28318530717959">
                <text:p>6.28318530717959</text:p>
                <draw:g>
                  <svg:desc>data.P2:data.P29</svg:desc>
                </draw:g>
              </table:table-cell>
              <table:table-cell office:value-type="float" office:value="-0.0015651">
                <text:p>-0.0015651</text:p>
                <draw:g>
                  <svg:desc>data.Q2:data.Q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1327.412287183">
                <text:p>251327.412287183</text:p>
              </table:table-cell>
              <table:table-cell office:value-type="float" office:value="-0.105557513160617">
                <text:p>-0.105557513160617</text:p>
              </table:table-cell>
              <table:table-cell office:value-type="float" office:value="37699.1118430775">
                <text:p>37699.1118430775</text:p>
              </table:table-cell>
              <table:table-cell office:value-type="float" office:value="-0.015079644737231">
                <text:p>-0.015079644737231</text:p>
              </table:table-cell>
              <table:table-cell office:value-type="float" office:value="31.4159265358979">
                <text:p>31.4159265358979</text:p>
              </table:table-cell>
              <table:table-cell office:value-type="float" office:value="-0.00024113">
                <text:p>-0.000241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4159.265358979">
                <text:p>314159.265358979</text:p>
              </table:table-cell>
              <table:table-cell office:value-type="float" office:value="-0.138230076757951">
                <text:p>-0.138230076757951</text:p>
              </table:table-cell>
              <table:table-cell office:value-type="float" office:value="43982.2971502571">
                <text:p>43982.2971502571</text:p>
              </table:table-cell>
              <table:table-cell office:value-type="float" office:value="-0.0175929188601028">
                <text:p>-0.0175929188601028</text:p>
              </table:table-cell>
              <table:table-cell office:value-type="float" office:value="314.159265358979">
                <text:p>314.159265358979</text:p>
              </table:table-cell>
              <table:table-cell office:value-type="float" office:value="-0.00065865">
                <text:p>-0.000658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6991.118430775">
                <text:p>376991.118430775</text:p>
              </table:table-cell>
              <table:table-cell office:value-type="float" office:value="-0.177185825662464">
                <text:p>-0.177185825662464</text:p>
              </table:table-cell>
              <table:table-cell office:value-type="float" office:value="50265.4824574367">
                <text:p>50265.4824574367</text:p>
              </table:table-cell>
              <table:table-cell office:value-type="float" office:value="-0.0211115026321234">
                <text:p>-0.0211115026321234</text:p>
              </table:table-cell>
              <table:table-cell office:value-type="float" office:value="628.318530717959">
                <text:p>628.318530717959</text:p>
              </table:table-cell>
              <table:table-cell office:value-type="float" office:value="-0.0014322">
                <text:p>-0.00143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822.971502571">
                <text:p>439822.971502571</text:p>
              </table:table-cell>
              <table:table-cell office:value-type="float" office:value="-0.224309715466311">
                <text:p>-0.224309715466311</text:p>
              </table:table-cell>
              <table:table-cell office:value-type="float" office:value="56548.6677646163">
                <text:p>56548.6677646163</text:p>
              </table:table-cell>
              <table:table-cell office:value-type="float" office:value="-0.0237504404611388">
                <text:p>-0.0237504404611388</text:p>
              </table:table-cell>
              <table:table-cell office:value-type="float" office:value="1256.63706143592">
                <text:p>1256.63706143592</text:p>
              </table:table-cell>
              <table:table-cell office:value-type="float" office:value="-0.000074606">
                <text:p>-0.0000746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2654.824574367">
                <text:p>502654.824574367</text:p>
              </table:table-cell>
              <table:table-cell office:value-type="float" office:value="-0.281486701761646">
                <text:p>-0.281486701761646</text:p>
              </table:table-cell>
              <table:table-cell office:value-type="float" office:value="62831.8530717959">
                <text:p>62831.8530717959</text:p>
              </table:table-cell>
              <table:table-cell office:value-type="float" office:value="-0.0263893782901543">
                <text:p>-0.0263893782901543</text:p>
              </table:table-cell>
              <table:table-cell office:value-type="float" office:value="1884.95559215388">
                <text:p>1884.95559215388</text:p>
              </table:table-cell>
              <table:table-cell office:value-type="float" office:value="-0.0019805">
                <text:p>-0.00198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5486.677646163">
                <text:p>565486.677646163</text:p>
              </table:table-cell>
              <table:table-cell office:value-type="float" office:value="-0.356256606917083">
                <text:p>-0.356256606917083</text:p>
              </table:table-cell>
              <table:table-cell office:value-type="float" office:value="125663.706143592">
                <text:p>125663.706143592</text:p>
              </table:table-cell>
              <table:table-cell office:value-type="float" office:value="-0.0527787565803085">
                <text:p>-0.0527787565803085</text:p>
              </table:table-cell>
              <table:table-cell office:value-type="float" office:value="2513.27412287183">
                <text:p>2513.27412287183</text:p>
              </table:table-cell>
              <table:table-cell office:value-type="float" office:value="-0.00047124">
                <text:p>-0.000471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8318.530717959">
                <text:p>628318.530717959</text:p>
              </table:table-cell>
              <table:table-cell office:value-type="float" office:value="-0.45867252742411">
                <text:p>-0.45867252742411</text:p>
              </table:table-cell>
              <table:table-cell office:value-type="float" office:value="188495.559215388">
                <text:p>188495.559215388</text:p>
              </table:table-cell>
              <table:table-cell office:value-type="float" office:value="-0.0791681348704628">
                <text:p>-0.0791681348704628</text:p>
              </table:table-cell>
              <table:table-cell office:value-type="float" office:value="3141.59265358979">
                <text:p>3141.59265358979</text:p>
              </table:table-cell>
              <table:table-cell office:value-type="float" office:value="-0.000021986">
                <text:p>-0.0000219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5398.163397448">
                <text:p>785398.163397448</text:p>
              </table:table-cell>
              <table:table-cell office:value-type="float" office:value="-0.773617190946487">
                <text:p>-0.773617190946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69.91118430775">
                <text:p>3769.91118430775</text:p>
              </table:table-cell>
              <table:table-cell office:value-type="float" office:value="-0.00051776">
                <text:p>-0.000517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2477.796076938">
                <text:p>942477.796076938</text:p>
              </table:table-cell>
              <table:table-cell office:value-type="float" office:value="-1.00845124180232">
                <text:p>-1.00845124180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8.22971502571">
                <text:p>4398.22971502571</text:p>
              </table:table-cell>
              <table:table-cell office:value-type="float" office:value="-0.0010166">
                <text:p>-0.00101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99557.42875643">
                <text:p>1099557.42875643</text:p>
              </table:table-cell>
              <table:table-cell office:value-type="float" office:value="-1.17652644876938">
                <text:p>-1.17652644876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26.54824574367">
                <text:p>5026.54824574367</text:p>
              </table:table-cell>
              <table:table-cell office:value-type="float" office:value="-0.00049936">
                <text:p>-0.000499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6637.06143592">
                <text:p>1256637.06143592</text:p>
              </table:table-cell>
              <table:table-cell office:value-type="float" office:value="-1.30690254389335">
                <text:p>-1.30690254389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54.86677646163">
                <text:p>5654.86677646163</text:p>
              </table:table-cell>
              <table:table-cell office:value-type="float" office:value="-0.0020258">
                <text:p>-0.00202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13716.69411541">
                <text:p>1413716.69411541</text:p>
              </table:table-cell>
              <table:table-cell office:value-type="float" office:value="-1.40664811064483">
                <text:p>-1.40664811064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83.18530717959">
                <text:p>6283.18530717959</text:p>
              </table:table-cell>
              <table:table-cell office:value-type="float" office:value="-0.0020267">
                <text:p>-0.00202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70796.3267949">
                <text:p>1570796.3267949</text:p>
              </table:table-cell>
              <table:table-cell office:value-type="float" office:value="-1.49225651045515">
                <text:p>-1.49225651045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66.3706143592">
                <text:p>12566.3706143592</text:p>
              </table:table-cell>
              <table:table-cell office:value-type="float" office:value="-0.0039121">
                <text:p>-0.00391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49.5559215388">
                <text:p>18849.5559215388</text:p>
              </table:table-cell>
              <table:table-cell office:value-type="float" office:value="-0.0052159">
                <text:p>-0.00521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32.7412287183">
                <text:p>25132.7412287183</text:p>
              </table:table-cell>
              <table:table-cell office:value-type="float" office:value="-0.0085361">
                <text:p>-0.00853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415.9265358979">
                <text:p>31415.9265358979</text:p>
              </table:table-cell>
              <table:table-cell office:value-type="float" office:value="-0.012891">
                <text:p>-0.0128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699.1118430775">
                <text:p>37699.1118430775</text:p>
              </table:table-cell>
              <table:table-cell office:value-type="float" office:value="-0.016646">
                <text:p>-0.0166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82.2971502571">
                <text:p>43982.2971502571</text:p>
              </table:table-cell>
              <table:table-cell office:value-type="float" office:value="-0.020282">
                <text:p>-0.0202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265.4824574367">
                <text:p>50265.4824574367</text:p>
              </table:table-cell>
              <table:table-cell office:value-type="float" office:value="-0.022441">
                <text:p>-0.0224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548.6677646163">
                <text:p>56548.6677646163</text:p>
              </table:table-cell>
              <table:table-cell office:value-type="float" office:value="-0.022725">
                <text:p>-0.0227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831.8530717959">
                <text:p>62831.8530717959</text:p>
              </table:table-cell>
              <table:table-cell office:value-type="float" office:value="-0.025588">
                <text:p>-0.0255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115.0383789754">
                <text:p>69115.0383789754</text:p>
              </table:table-cell>
              <table:table-cell office:value-type="float" office:value="-0.029878">
                <text:p>-0.0298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398.223686155">
                <text:p>75398.223686155</text:p>
              </table:table-cell>
              <table:table-cell office:value-type="float" office:value="-0.034012">
                <text:p>-0.034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681.4089933346">
                <text:p>81681.4089933346</text:p>
              </table:table-cell>
              <table:table-cell office:value-type="float" office:value="-0.034594">
                <text:p>-0.0345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964.5943005142">
                <text:p>87964.5943005142</text:p>
              </table:table-cell>
              <table:table-cell office:value-type="float" office:value="-0.035189">
                <text:p>-0.0351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247.7796076938">
                <text:p>94247.7796076938</text:p>
              </table:table-cell>
              <table:table-cell office:value-type="float" office:value="-0.037745">
                <text:p>-0.0377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530.964914873">
                <text:p>100530.964914873</text:p>
              </table:table-cell>
              <table:table-cell office:value-type="float" office:value="-0.04436">
                <text:p>-0.044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minimum="1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true" chart:regression-intercept-value="3.28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444cm" svg:height="16.562cm" xlink:href=".." xlink:type="simple" chart:class="chart:scatter" chart:style-name="ch1">
        <chart:plot-area chart:style-name="ch2" table:cell-range-address="data.A2:data.A29 data.J2:data.J35" svg:x="0.588cm" svg:y="0.331cm" svg:width="28.268cm" svg:height="15.9cm">
          <chart:coordinate-region svg:x="1.5cm" svg:y="0.53cm" svg:width="26.706cm" svg:height="15.054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ata.J2:data.J29" chart:class="chart:scatter">
            <chart:domain table:cell-range-address="data.A2:data.A29"/>
            <chart:regression-curve chart:style-name="ch7">
              <chart:equation chart:display-equation="true" chart:display-r-square="false" svg:x="3.889cm" svg:y="11.519cm"/>
            </chart:regression-curve>
            <chart:data-point chart:repeated="28"/>
          </chart:series>
          <chart:series chart:style-name="ch8" chart:values-cell-range-address="data.J29:data.J35" chart:class="chart:scatter">
            <chart:domain table:cell-range-address="data.A29:data.A35"/>
            <chart:regression-curve chart:style-name="ch9">
              <chart:equation chart:display-equation="true" chart:display-r-square="false" svg:x="16.589cm" svg:y="11.168cm"/>
            </chart:regression-curve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J</text:p>
              </table:table-cell>
              <table:table-cell office:value-type="string">
                <text:p>Kolumna A</text:p>
              </table:table-cell>
              <table:table-cell office:value-type="string">
                <text:p>Kolumna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data.A2:data.A29</svg:desc>
                </draw:g>
              </table:table-cell>
              <table:table-cell office:value-type="float" office:value="3.27188465499485">
                <text:p>3.27188465499485</text:p>
                <draw:g>
                  <svg:desc>data.J2:data.J29</svg:desc>
                </draw:g>
              </table:table-cell>
              <table:table-cell office:value-type="float" office:value="100000">
                <text:p>100000</text:p>
                <draw:g>
                  <svg:desc>data.A29:data.A35</svg:desc>
                </draw:g>
              </table:table-cell>
              <table:table-cell office:value-type="float" office:value="3.30924548352816">
                <text:p>3.30924548352816</text:p>
                <draw:g>
                  <svg:desc>data.J29:data.J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3.25672877846791">
                <text:p>3.25672877846791</text:p>
              </table:table-cell>
              <table:table-cell office:value-type="float" office:value="125000">
                <text:p>125000</text:p>
              </table:table-cell>
              <table:table-cell office:value-type="float" office:value="2.98305084745763">
                <text:p>2.983050847457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3.26326742976067">
                <text:p>3.26326742976067</text:p>
              </table:table-cell>
              <table:table-cell office:value-type="float" office:value="150000">
                <text:p>150000</text:p>
              </table:table-cell>
              <table:table-cell office:value-type="float" office:value="2.52609158679446">
                <text:p>2.526091586794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3.25987525987526">
                <text:p>3.25987525987526</text:p>
              </table:table-cell>
              <table:table-cell office:value-type="float" office:value="175000">
                <text:p>175000</text:p>
              </table:table-cell>
              <table:table-cell office:value-type="float" office:value="2.15628299894403">
                <text:p>2.156282998944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3.25860271115746">
                <text:p>3.25860271115746</text:p>
              </table:table-cell>
              <table:table-cell office:value-type="float" office:value="200000">
                <text:p>200000</text:p>
              </table:table-cell>
              <table:table-cell office:value-type="float" office:value="1.8855614973262">
                <text:p>1.8855614973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3.27690700104493">
                <text:p>3.27690700104493</text:p>
              </table:table-cell>
              <table:table-cell office:value-type="float" office:value="225000">
                <text:p>225000</text:p>
              </table:table-cell>
              <table:table-cell office:value-type="float" office:value="1.67164179104478">
                <text:p>1.671641791044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3.26326742976067">
                <text:p>3.26326742976067</text:p>
              </table:table-cell>
              <table:table-cell office:value-type="float" office:value="250000">
                <text:p>250000</text:p>
              </table:table-cell>
              <table:table-cell office:value-type="float" office:value="1.47927736450584">
                <text:p>1.479277364505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3.27348643006263">
                <text:p>3.27348643006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3.26666666666667">
                <text:p>3.2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3.28033472803347">
                <text:p>3.28033472803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3.28376963350785">
                <text:p>3.28376963350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3.28601472134595">
                <text:p>3.28601472134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0">
                <text:p>4000</text:p>
              </table:table-cell>
              <table:table-cell office:value-type="float" office:value="3.29411764705882">
                <text:p>3.29411764705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0">
                <text:p>5000</text:p>
              </table:table-cell>
              <table:table-cell office:value-type="float" office:value="3.27690700104493">
                <text:p>3.27690700104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">
                <text:p>6000</text:p>
              </table:table-cell>
              <table:table-cell office:value-type="float" office:value="3.27568134171908">
                <text:p>3.27568134171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0">
                <text:p>7000</text:p>
              </table:table-cell>
              <table:table-cell office:value-type="float" office:value="3.29293993677555">
                <text:p>3.29293993677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0">
                <text:p>8000</text:p>
              </table:table-cell>
              <table:table-cell office:value-type="float" office:value="3.26882845188285">
                <text:p>3.26882845188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3.26882845188285">
                <text:p>3.26882845188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">
                <text:p>10000</text:p>
              </table:table-cell>
              <table:table-cell office:value-type="float" office:value="3.29758149316509">
                <text:p>3.29758149316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">
                <text:p>20000</text:p>
              </table:table-cell>
              <table:table-cell office:value-type="float" office:value="3.27100840336134">
                <text:p>3.27100840336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00">
                <text:p>30000</text:p>
              </table:table-cell>
              <table:table-cell office:value-type="float" office:value="3.2813487881981">
                <text:p>3.281348788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00">
                <text:p>40000</text:p>
              </table:table-cell>
              <table:table-cell office:value-type="float" office:value="3.30338266384778">
                <text:p>3.30338266384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0">
                <text:p>50000</text:p>
              </table:table-cell>
              <table:table-cell office:value-type="float" office:value="3.29989440337909">
                <text:p>3.29989440337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0">
                <text:p>60000</text:p>
              </table:table-cell>
              <table:table-cell office:value-type="float" office:value="3.31851851851852">
                <text:p>3.3185185185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00">
                <text:p>70000</text:p>
              </table:table-cell>
              <table:table-cell office:value-type="float" office:value="3.31389183457052">
                <text:p>3.31389183457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00">
                <text:p>80000</text:p>
              </table:table-cell>
              <table:table-cell office:value-type="float" office:value="3.31851851851852">
                <text:p>3.3185185185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00">
                <text:p>90000</text:p>
              </table:table-cell>
              <table:table-cell office:value-type="float" office:value="3.30687830687831">
                <text:p>3.30687830687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0">
                <text:p>100000</text:p>
              </table:table-cell>
              <table:table-cell office:value-type="float" office:value="3.30924548352816">
                <text:p>3.3092454835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